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0000007D00000060A5B23EDE9.jpg" manifest:media-type="image/jpeg"/>
  <manifest:file-entry manifest:full-path="Pictures/100000010000041D000001DBA3F1EC88.png" manifest:media-type="image/png"/>
  <manifest:file-entry manifest:full-path="Pictures/10001A070000819B00003A65C265522D.svg" manifest:media-type="image/svg+xml"/>
  <manifest:file-entry manifest:full-path="Pictures/100000010000041D000001DBC942A7B3.png" manifest:media-type="image/png"/>
  <manifest:file-entry manifest:full-path="Pictures/10000001000001090000006F777D4427.png" manifest:media-type="image/png"/>
  <manifest:file-entry manifest:full-path="Pictures/100048B800001B6E00000B78D6AD0773.wmf" manifest:media-type="image/x-wmf"/>
  <manifest:file-entry manifest:full-path="Pictures/10000000000000080000000827EECF9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3.197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marker-end="Arrow_20_concave" draw:textarea-vertical-align="middle" loext:decorative="false"/>
    </style:style>
    <style:style style:name="gr5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3.644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ffcc" draw:textarea-horizontal-align="justify" draw:textarea-vertical-align="middle" draw:auto-grow-height="false" fo:min-height="0.926cm" fo:min-width="1.719cm" fo:wrap-option="no-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cc" draw:textarea-horizontal-align="justify" draw:textarea-vertical-align="middle" draw:auto-grow-height="false" fo:min-height="0.868cm" fo:min-width="2.069cm" fo:wrap-option="no-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3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7.564cm" loext:decorative="false"/>
    </style:style>
    <style:style style:name="gr17" style:family="graphic" style:parent-style-name="standard">
      <style:graphic-properties draw:stroke="solid" svg:stroke-color="#000000" draw:fill-color="#ffe1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-color="#ffe1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ffcc00" draw:opacity-name="Transparency_20_5" draw:textarea-horizontal-align="justify" draw:textarea-vertical-align="middle" draw:auto-grow-height="false" fo:min-height="1.314cm" fo:min-width="9.114cm" loext:decorative="false"/>
    </style:style>
    <style:style style:name="gr20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25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27" style:family="graphic" style:parent-style-name="standard">
      <style:graphic-properties draw:stroke="solid" svg:stroke-color="#000000" draw:fill-color="#eeeeee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draw:stroke-dash="Fine_20_Dashed" svg:stroke-color="#000000" draw:fill-color="#ffe1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draw:stroke-dash="Fine_20_Dashed" svg:stroke-color="#000000" draw:fill-color="#ffe1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f0e6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ffffcc" draw:textarea-horizontal-align="justify" draw:textarea-vertical-align="middle" draw:auto-grow-height="false" fo:min-height="1.66cm" fo:min-width="3.45cm" fo:wrap-option="no-wrap" style:writing-mode="lr-tb" loext:decorative="false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ffffcc" draw:textarea-horizontal-align="justify" draw:textarea-vertical-align="middle" draw:auto-grow-height="false" fo:min-height="0.868cm" fo:min-width="2.217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draw:stroke-dash="Fine_20_Dashed" svg:stroke-color="#000000" draw:fill="solid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draw:stroke-dash="Fine_20_Dashed" svg:stroke-color="#000000" draw:fill="solid" draw:fill-color="#f0e6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draw:stroke-dash="Fine_20_Dashed" svg:stroke-color="#000000" draw:fill="solid" draw:fill-color="#f0e6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49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51" style:family="graphic" style:parent-style-name="standard">
      <style:graphic-properties draw:stroke="dash" draw:stroke-dash="Long_20_dashed" svg:stroke-color="#000000" draw:fill-color="#ffffff" draw:textarea-horizontal-align="justify" draw:textarea-vertical-align="middle" draw:auto-grow-height="false" fo:min-height="2.134cm" fo:min-width="4.75cm" loext:decorative="false"/>
    </style:style>
    <style:style style:name="gr52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45cm" fo:min-width="0.201cm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45cm" fo:min-width="3.468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000000" draw:fill-color="#ffffcc" draw:textarea-horizontal-align="justify" draw:textarea-vertical-align="middle" draw:auto-grow-height="false" fo:min-height="0.867cm" fo:min-width="2.517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5.941cm" loext:decorative="false"/>
      <style:paragraph-properties style:writing-mode="lr-tb"/>
    </style:style>
    <style:style style:name="gr57" style:family="graphic" style:parent-style-name="standard">
      <style:graphic-properties svg:stroke-color="#000000" draw:fill-color="#ffffcc" draw:textarea-horizontal-align="justify" draw:textarea-vertical-align="middle" draw:auto-grow-height="false" fo:min-height="1.091cm" fo:min-width="3.076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62" style:family="graphic" style:parent-style-name="standard">
      <style:graphic-properties draw:stroke="solid" draw:stroke-dash="Fine_20_Dashed" svg:stroke-color="#000000" draw:fill="solid" draw:fill-color="#eeeee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draw:stroke-dash="Fine_20_Dashed" svg:stroke-color="#000000" draw:fill="solid" draw:fill-color="#eeeeee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64" style:family="graphic" style:parent-style-name="standard">
      <style:graphic-properties draw:stroke="solid" draw:stroke-dash="Fine_20_Dashed" svg:stroke-color="#000000" draw:fill="solid" draw:fill-color="#eeeeee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solid" draw:stroke-dash="Fine_20_Dashed" svg:stroke-color="#000000" draw:fill-color="#ffe1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color="#000000" draw:fill="solid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69" style:family="graphic" style:parent-style-name="standard">
      <style:graphic-properties draw:stroke="solid" svg:stroke-color="#000000" draw:fill="solid" draw:fill-color="#f0e6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color="#000000" draw:fill="solid" draw:fill-color="#f0e6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73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45cm" fo:min-width="0.201cm" style:writing-mode="lr-tb" loext:decorative="false"/>
      <style:paragraph-properties style:writing-mode="lr-tb"/>
    </style:style>
    <style:style style:name="gr74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45cm" fo:min-width="3.468cm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77" style:family="graphic" style:parent-style-name="standard">
      <style:graphic-properties draw:stroke="solid" svg:stroke-color="#000000" draw:fill="solid" draw:fill-color="#eeeeee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color="#000000" draw:fill="solid" draw:fill-color="#eeeeee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color="#000000" draw:fill="solid" draw:fill-color="#eeeeee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solid" draw:stroke-dash="Fine_20_Dashed" svg:stroke-color="#000000" draw:fill-color="#f0e6ff" draw:textarea-horizontal-align="justify" draw:textarea-vertical-align="middle" draw:auto-grow-height="false" fo:min-height="0.45cm" fo:min-width="3.468cm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svg:stroke-color="#000000" draw:fill-color="#ffff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solid" svg:stroke-color="#000000" draw:fill-color="#ffe1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solid" draw:stroke-dash="Fine_20_Dashed" svg:stroke-color="#000000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solid" svg:stroke-color="#000000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solid" draw:stroke-dash="Fine_20_Dashed" svg:stroke-color="#000000" draw:fill-color="#f0e6ff" draw:textarea-horizontal-align="justify" draw:textarea-vertical-align="middle" draw:auto-grow-height="false" fo:min-height="0.45cm" fo:min-width="3.468cm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solid" svg:stroke-color="#000000" draw:fill-color="#ffe1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solid" svg:stroke-color="#000000" draw:fill-color="#eeeeee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draw:stroke-dash="Fine_20_Dashed" svg:stroke-color="#000000" draw:fill-color="#ffffff" draw:textarea-horizontal-align="justify" draw:textarea-vertical-align="middle" draw:auto-grow-height="false" fo:min-height="0.45cm" fo:min-width="3.468cm" style:writing-mode="lr-tb" loext:decorative="false"/>
      <style:paragraph-properties style:writing-mode="lr-tb"/>
    </style:style>
    <style:style style:name="gr89" style:family="graphic" style:parent-style-name="standard">
      <style:graphic-properties svg:stroke-color="#000000" draw:fill-color="#ffffcc" draw:textarea-horizontal-align="justify" draw:textarea-vertical-align="middle" draw:auto-grow-height="false" fo:min-height="0.867cm" fo:min-width="2.799cm" fo:wrap-option="no-wrap" style:writing-mode="lr-tb" loext:decorative="false"/>
      <style:paragraph-properties style:writing-mode="lr-tb"/>
    </style:style>
    <style:style style:name="gr90" style:family="graphic" style:parent-style-name="standard">
      <style:graphic-properties svg:stroke-color="#000000" draw:fill-color="#ffe1ff" draw:textarea-horizontal-align="justify" draw:textarea-vertical-align="middle" draw:auto-grow-height="false" fo:min-height="1.192cm" fo:min-width="2.579cm" style:writing-mode="lr-tb" loext:decorative="false"/>
      <style:paragraph-properties style:writing-mode="lr-tb"/>
    </style:style>
    <style:style style:name="gr91" style:family="graphic" style:parent-style-name="standard">
      <style:graphic-properties svg:stroke-color="#000000" draw:fill-color="#ffe1ff" draw:textarea-horizontal-align="justify" draw:textarea-vertical-align="middle" draw:auto-grow-height="false" fo:min-height="1.102cm" fo:min-width="2.202cm" style:writing-mode="lr-tb" loext:decorative="false"/>
      <style:paragraph-properties style:writing-mode="lr-tb"/>
    </style:style>
    <style:style style:name="gr92" style:family="graphic" style:parent-style-name="standard">
      <style:graphic-properties svg:stroke-color="#000000" draw:fill-color="#ffe1ff" draw:textarea-horizontal-align="justify" draw:textarea-vertical-align="middle" draw:auto-grow-height="false" fo:min-height="1.102cm" fo:min-width="3.644cm" style:writing-mode="lr-tb" loext:decorative="false"/>
      <style:paragraph-properties style:writing-mode="lr-tb"/>
    </style:style>
    <style:style style:name="gr93" style:family="graphic" style:parent-style-name="standard">
      <style:graphic-properties svg:stroke-color="#000000" draw:fill-color="#f0e6ff" draw:textarea-horizontal-align="justify" draw:textarea-vertical-align="middle" draw:auto-grow-height="false" fo:min-height="1.192cm" fo:min-width="2.579cm" style:writing-mode="lr-tb" loext:decorative="false"/>
      <style:paragraph-properties style:writing-mode="lr-tb"/>
    </style:style>
    <style:style style:name="gr94" style:family="graphic" style:parent-style-name="standard">
      <style:graphic-properties svg:stroke-color="#000000" draw:fill-color="#f0e6ff" draw:textarea-horizontal-align="justify" draw:textarea-vertical-align="middle" draw:auto-grow-height="false" fo:min-height="1.102cm" fo:min-width="2.202cm" style:writing-mode="lr-tb" loext:decorative="false"/>
      <style:paragraph-properties style:writing-mode="lr-tb"/>
    </style:style>
    <style:style style:name="gr95" style:family="graphic" style:parent-style-name="standard">
      <style:graphic-properties svg:stroke-color="#000000" draw:fill-color="#f0e6ff" draw:textarea-horizontal-align="justify" draw:textarea-vertical-align="middle" draw:auto-grow-height="false" fo:min-height="1.102cm" fo:min-width="3.644cm" style:writing-mode="lr-tb" loext:decorative="false"/>
      <style:paragraph-properties style:writing-mode="lr-tb"/>
    </style:style>
    <style:style style:name="gr96" style:family="graphic" style:parent-style-name="standard">
      <style:graphic-properties svg:stroke-color="#000000" draw:fill-color="#ccffcc" draw:textarea-horizontal-align="justify" draw:textarea-vertical-align="middle" draw:auto-grow-height="false" fo:min-height="1.192cm" fo:min-width="2.579cm" style:writing-mode="lr-tb" loext:decorative="false"/>
      <style:paragraph-properties style:writing-mode="lr-tb"/>
    </style:style>
    <style:style style:name="gr97" style:family="graphic" style:parent-style-name="standard">
      <style:graphic-properties svg:stroke-color="#000000" draw:fill-color="#ccffcc" draw:textarea-horizontal-align="justify" draw:textarea-vertical-align="middle" draw:auto-grow-height="false" fo:min-height="1.102cm" fo:min-width="2.202cm" style:writing-mode="lr-tb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ccffcc" draw:textarea-horizontal-align="justify" draw:textarea-vertical-align="middle" draw:auto-grow-height="false" fo:min-height="1.102cm" fo:min-width="3.644cm" style:writing-mode="lr-tb" loext:decorative="false"/>
      <style:paragraph-properties style:writing-mode="lr-tb"/>
    </style:style>
    <style:style style:name="gr99" style:family="graphic" style:parent-style-name="standard">
      <style:graphic-properties svg:stroke-color="#000000" draw:fill-color="#f0e6ff" draw:textarea-horizontal-align="justify" draw:textarea-vertical-align="middle" draw:auto-grow-height="false" fo:min-height="1.104cm" fo:min-width="2.589cm" style:writing-mode="lr-tb" loext:decorative="false"/>
      <style:paragraph-properties style:writing-mode="lr-tb"/>
    </style:style>
    <style:style style:name="gr100" style:family="graphic" style:parent-style-name="standard">
      <style:graphic-properties draw:stroke="dash" draw:stroke-dash="Fine_20_Dashed" svg:stroke-color="#000000" draw:fill="solid" draw:fill-color="#ffe1ff" draw:textarea-horizontal-align="justify" draw:textarea-vertical-align="middle" draw:auto-grow-height="false" fo:min-height="2.545cm" fo:min-width="9.73cm" loext:decorative="false"/>
    </style:style>
    <style:style style:name="gr101" style:family="graphic" style:parent-style-name="standard">
      <style:graphic-properties svg:stroke-color="#000000" draw:fill-color="#ffe1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0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03" style:family="graphic" style:parent-style-name="standard">
      <style:graphic-properties svg:stroke-color="#000000" draw:fill-color="#ffe1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0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05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06" style:family="graphic" style:parent-style-name="standard">
      <style:graphic-properties draw:stroke="solid" draw:stroke-dash="Fine_20_Dashed" svg:stroke-color="#000000" draw:fill-color="#f0e6ff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07" style:family="graphic" style:parent-style-name="standard">
      <style:graphic-properties draw:stroke="solid" svg:stroke-color="#000000" draw:fill-color="#ccffcc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solid" svg:stroke-color="#000000" draw:fill-color="#ccffcc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09" style:family="graphic" style:parent-style-name="standard">
      <style:graphic-properties draw:stroke="solid" svg:stroke-color="#000000" draw:fill-color="#ffe1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10" style:family="graphic" style:parent-style-name="standard">
      <style:graphic-properties draw:stroke="dash" draw:stroke-dash="Fine_20_Dashed" svg:stroke-color="#000000" draw:fill="solid" draw:fill-color="#ccffcc" draw:textarea-horizontal-align="justify" draw:textarea-vertical-align="middle" draw:auto-grow-height="false" fo:min-height="2.545cm" fo:min-width="9.73cm" loext:decorative="false"/>
    </style:style>
    <style:style style:name="gr111" style:family="graphic" style:parent-style-name="standard">
      <style:graphic-properties draw:stroke="dash" draw:stroke-dash="Fine_20_Dashed" svg:stroke-color="#000000" draw:fill="solid" draw:fill-color="#f0e6ff" draw:textarea-horizontal-align="justify" draw:textarea-vertical-align="middle" draw:auto-grow-height="false" fo:min-height="2.545cm" fo:min-width="9.73cm" loext:decorative="false"/>
    </style:style>
    <style:style style:name="gr112" style:family="graphic" style:parent-style-name="standard">
      <style:graphic-properties draw:stroke="solid" draw:stroke-dash="Fine_20_Dashed" svg:stroke-color="#000000" draw:fill-color="#ffe1ff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13" style:family="graphic" style:parent-style-name="standard">
      <style:graphic-properties svg:stroke-color="#000000" draw:fill-color="#ccffcc" draw:textarea-horizontal-align="justify" draw:textarea-vertical-align="middle" draw:auto-grow-height="false" fo:min-height="0.75cm" fo:min-width="1cm" style:writing-mode="lr-tb" loext:decorative="false"/>
      <style:paragraph-properties style:writing-mode="lr-tb"/>
    </style:style>
    <style:style style:name="gr114" style:family="graphic" style:parent-style-name="standard">
      <style:graphic-properties svg:stroke-color="#000000" draw:fill-color="#ccffcc" draw:textarea-horizontal-align="justify" draw:textarea-vertical-align="middle" draw:auto-grow-height="false" fo:min-height="0.75cm" fo:min-width="5cm" style:writing-mode="lr-tb" loext:decorative="false"/>
      <style:paragraph-properties style:writing-mode="lr-tb"/>
    </style:style>
    <style:style style:name="gr115" style:family="graphic" style:parent-style-name="standard">
      <style:graphic-properties draw:stroke="solid" draw:stroke-dash="Fine_20_Dashed" svg:stroke-color="#000000" draw:fill-color="#ccffcc" draw:textarea-horizontal-align="justify" draw:textarea-vertical-align="middle" draw:auto-grow-height="false" fo:min-height="0.75cm" fo:min-width="1.614cm" style:writing-mode="lr-tb" loext:decorative="false"/>
      <style:paragraph-properties style:writing-mode="lr-tb"/>
    </style:style>
    <style:style style:name="gr116" style:family="graphic" style:parent-style-name="standard">
      <style:graphic-properties svg:stroke-color="#000000" draw:fill-color="#ffffcc" draw:textarea-horizontal-align="justify" draw:textarea-vertical-align="middle" draw:auto-grow-height="false" fo:min-height="0.867cm" fo:min-width="2.964cm" fo:wrap-option="no-wrap" style:writing-mode="lr-tb" loext:decorative="false"/>
      <style:paragraph-properties style:writing-mode="lr-tb"/>
    </style:style>
    <style:style style:name="pr1" style:family="presentation" style:parent-style-name="master1_5f_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_5f_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_5f_-outline1">
      <style:graphic-properties fo:min-height="1.857cm" loext:decorative="false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_5f_-notes">
      <style:graphic-properties draw:fill-color="#ffffff" draw:auto-grow-height="true" fo:min-height="13.45cm" loext:decorative="false"/>
      <style:paragraph-properties style:writing-mode="lr-tb"/>
    </style:style>
    <style:style style:name="pr7" style:family="presentation" style:parent-style-name="master_5f_-title">
      <style:graphic-properties draw:auto-grow-height="true" fo:min-height="1.803cm" loext:decorative="false"/>
      <style:paragraph-properties style:writing-mode="lr-tb"/>
    </style:style>
    <style:style style:name="pr8" style:family="presentation" style:parent-style-name="master_5f_-notes">
      <style:graphic-properties draw:fill-color="#ffffff" draw:auto-grow-height="true" fo:min-height="14.721cm" loext:decorative="false"/>
      <style:paragraph-properties style:writing-mode="lr-tb"/>
    </style:style>
    <style:style style:name="pr9" style:family="presentation" style:parent-style-name="master_5f__5f_-title">
      <style:graphic-properties fo:min-height="1.741cm" loext:decorative="false"/>
      <style:paragraph-properties style:writing-mode="lr-tb"/>
    </style:style>
    <style:style style:name="pr10" style:family="presentation" style:parent-style-name="master_5f__5f_-outline1">
      <style:graphic-properties fo:min-height="14.15cm" loext:decorative="false"/>
      <style:paragraph-properties style:writing-mode="lr-tb"/>
    </style:style>
    <style:style style:name="pr11" style:family="presentation" style:parent-style-name="master_5f__5f_-notes">
      <style:graphic-properties draw:fill-color="#ffffff" fo:min-height="13.364cm" loext:decorative="false"/>
      <style:paragraph-properties style:writing-mode="lr-tb"/>
    </style:style>
    <style:style style:name="pr12" style:family="presentation" style:parent-style-name="master_5f_-title">
      <style:graphic-properties draw:auto-grow-height="true" fo:min-height="1.737cm" loext:decorative="false"/>
      <style:paragraph-properties style:writing-mode="lr-tb"/>
    </style:style>
    <style:style style:name="pr13" style:family="presentation" style:parent-style-name="master_5f_-outline1" style:list-style-name="L3">
      <style:graphic-properties fo:min-height="1.857cm" loext:decorative="false"/>
      <style:paragraph-properties style:writing-mode="lr-tb"/>
    </style:style>
    <style:style style:name="pr14" style:family="presentation" style:parent-style-name="master_5f_-title">
      <style:graphic-properties fo:min-height="1.741cm" loext:decorative="false"/>
      <style:paragraph-properties style:writing-mode="lr-tb"/>
    </style:style>
    <style:style style:name="pr15" style:family="presentation" style:parent-style-name="master_5f_-outline1" style:list-style-name="L5">
      <style:graphic-properties fo:min-height="14.15cm" loext:decorative="false"/>
      <style:paragraph-properties style:writing-mode="lr-tb"/>
    </style:style>
    <style:style style:name="pr16" style:family="presentation" style:parent-style-name="master_5f_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2cm" fo:text-indent="-0.6cm"/>
    </style:style>
    <style:style style:name="P15" style:family="paragraph">
      <loext:graphic-properties draw:fill-color="#ffffff"/>
      <style:paragraph-properties fo:margin-left="0cm" fo:margin-right="0cm" fo:margin-top="0cm" fo:margin-bottom="0.2cm" fo:text-indent="-0.6cm"/>
      <style:text-properties fo:font-size="14pt" style:font-size-asian="14pt" style:font-size-complex="14pt"/>
    </style:style>
    <style:style style:name="P16" style:family="paragraph">
      <style:paragraph-properties fo:margin-top="0cm" fo:margin-bottom="1.6cm"/>
    </style:style>
    <style:style style:name="P17" style:family="paragraph">
      <style:text-properties fo:color="#000000" loext:opacity="100%" style:font-name="Liberation Mono1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f0e6ff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style:paragraph-properties fo:text-align="center"/>
    </style:style>
    <style:style style:name="P21" style:family="paragraph">
      <loext:graphic-properties draw:fill-color="#ffffcc"/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/>
      <style:text-properties fo:font-size="20pt"/>
    </style:style>
    <style:style style:name="P23" style:family="paragraph"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4" style:family="paragraph">
      <loext:graphic-properties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28" style:family="paragraph">
      <loext:graphic-properties draw:fill-color="#ffff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29" style:family="paragraph">
      <loext:graphic-properties draw:fill="solid" draw:fill-color="#ffcc00" draw:opacity-name="Transparency_20_5"/>
      <style:paragraph-properties fo:text-align="center"/>
    </style:style>
    <style:style style:name="P30" style:family="paragraph">
      <loext:graphic-properties draw:fill-color="#ffe1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31" style:family="paragraph">
      <loext:graphic-properties draw:fill-color="#ffe1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32" style:family="paragraph">
      <loext:graphic-properties draw:fill-color="#f0e6ff"/>
      <style:paragraph-properties fo:text-align="center" style:writing-mode="lr-tb"/>
      <style:text-properties fo:font-size="16pt" style:font-size-asian="16pt" style:font-size-complex="16pt"/>
    </style:style>
    <style:style style:name="P33" style:family="paragraph">
      <style:paragraph-properties fo:text-align="start" style:writing-mode="lr-tb"/>
      <style:text-properties fo:font-size="16pt" style:font-size-asian="16pt" style:font-size-complex="16pt"/>
    </style:style>
    <style:style style:name="P34" style:family="paragraph">
      <loext:graphic-properties draw:fill-color="#f0e6ff"/>
      <style:paragraph-properties fo:text-align="start" style:writing-mode="lr-tb"/>
      <style:text-properties fo:font-size="16pt" style:font-size-asian="16pt" style:font-size-complex="16pt"/>
    </style:style>
    <style:style style:name="P35" style:family="paragraph">
      <style:paragraph-properties fo:margin-left="0cm" fo:margin-right="0cm" fo:margin-top="0cm" fo:margin-bottom="0.2cm" fo:text-indent="0cm"/>
      <style:text-properties fo:hyphenate="false" loext:hyphenation-no-caps="false"/>
    </style:style>
    <style:style style:name="P36" style:family="paragraph">
      <loext:graphic-properties draw:fill-color="#eeeeee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37" style:family="paragraph">
      <loext:graphic-properties draw:fill-color="#eeeeee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38" style:family="paragraph">
      <loext:graphic-properties draw:fill-color="#eeeeee"/>
      <style:paragraph-properties fo:text-align="center" style:writing-mode="lr-tb"/>
      <style:text-properties fo:font-size="16pt" style:font-size-asian="16pt" style:font-size-complex="16pt"/>
    </style:style>
    <style:style style:name="P39" style:family="paragraph">
      <loext:graphic-properties draw:fill-color="#f0e6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40" style:family="paragraph">
      <loext:graphic-properties draw:fill-color="#f0e6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41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42" style:family="paragraph">
      <loext:graphic-properties draw:fill="none"/>
      <style:paragraph-properties fo:text-align="start"/>
      <style:text-properties style:font-name="Liberation Mono" fo:font-size="18pt"/>
    </style:style>
    <style:style style:name="P43" style:family="paragraph">
      <style:paragraph-properties fo:margin-left="0cm" fo:margin-right="0cm" fo:margin-top="0cm" fo:margin-bottom="1.6cm" fo:text-indent="0cm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6pt" style:font-size-asian="16pt" style:font-size-complex="16pt"/>
    </style:style>
    <style:style style:name="P45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6pt" style:font-size-asian="16pt" style:font-size-complex="16pt"/>
    </style:style>
    <style:style style:name="P46" style:family="paragraph">
      <loext:graphic-properties draw:fill="solid" draw:fill-color="#f0e6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47" style:family="paragraph">
      <loext:graphic-properties draw:fill="solid" draw:fill-color="#ffffff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48" style:family="paragraph">
      <loext:graphic-properties draw:fill="solid" draw:fill-color="#f0e6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49" style:family="paragraph">
      <loext:graphic-properties draw:fill="solid" draw:fill-color="#ffffff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50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51" style:family="paragraph">
      <loext:graphic-properties draw:fill="solid" draw:fill-color="#ffffff"/>
      <style:paragraph-properties fo:text-align="start" style:writing-mode="lr-tb"/>
      <style:text-properties fo:font-size="16pt" style:font-size-asian="16pt" style:font-size-complex="16pt"/>
    </style:style>
    <style:style style:name="P52" style:family="paragraph">
      <loext:graphic-properties draw:fill-color="#ffffff"/>
      <style:paragraph-properties fo:text-align="center"/>
    </style:style>
    <style:style style:name="P53" style:family="paragraph"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54" style:family="paragraph">
      <loext:graphic-properties draw:fill-color="#f0e6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55" style:family="paragraph"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56" style:family="paragraph">
      <loext:graphic-properties draw:fill-color="#f0e6ff"/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57" style:family="paragraph">
      <style:paragraph-properties fo:margin-left="0cm" fo:margin-right="0cm" fo:margin-top="0cm" fo:margin-bottom="0.2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.2cm" fo:line-height="100%" fo:text-indent="0cm"/>
      <style:text-properties fo:font-size="16pt" fo:font-style="italic" style:font-size-asian="16pt" style:font-style-asian="italic" style:font-size-complex="16pt" style:font-style-complex="italic"/>
    </style:style>
    <style:style style:name="P59" style:family="paragraph">
      <loext:graphic-properties draw:fill="solid" draw:fill-color="#eeeeee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60" style:family="paragraph">
      <loext:graphic-properties draw:fill="solid" draw:fill-color="#eeeeee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61" style:family="paragraph">
      <loext:graphic-properties draw:fill-color="#ffe1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6pt" style:font-size-asian="16pt" style:font-size-complex="16pt"/>
    </style:style>
    <style:style style:name="P62" style:family="paragraph">
      <loext:graphic-properties draw:fill="solid" draw:fill-color="#f0e6ff"/>
      <style:paragraph-properties fo:text-align="center" style:writing-mode="lr-tb"/>
      <style:text-properties fo:font-size="16pt" style:font-size-asian="16pt" style:font-size-complex="16pt"/>
    </style:style>
    <style:style style:name="P63" style:family="paragraph">
      <loext:graphic-properties draw:fill="solid" draw:fill-color="#f0e6ff"/>
      <style:paragraph-properties fo:text-align="start" style:writing-mode="lr-tb"/>
      <style:text-properties fo:font-size="16pt" style:font-size-asian="16pt" style:font-size-complex="16pt"/>
    </style:style>
    <style:style style:name="P64" style:family="paragraph">
      <loext:graphic-properties draw:fill-color="#ffffff"/>
      <style:paragraph-properties fo:text-align="center" style:writing-mode="lr-tb"/>
      <style:text-properties fo:color="#000000" loext:opacity="100%" fo:font-size="12pt" style:font-size-asian="12pt" style:font-size-complex="12pt"/>
    </style:style>
    <style:style style:name="P65" style:family="paragraph">
      <loext:graphic-properties draw:fill-color="#ffffff"/>
      <style:paragraph-properties fo:text-align="start" style:writing-mode="lr-tb"/>
      <style:text-properties fo:color="#000000" loext:opacity="100%" fo:font-size="12pt" style:font-size-asian="12pt" style:font-size-complex="12pt"/>
    </style:style>
    <style:style style:name="P66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6pt" style:font-size-asian="16pt" style:font-size-complex="16pt"/>
    </style:style>
    <style:style style:name="P67" style:family="paragraph">
      <loext:graphic-properties draw:fill="solid" draw:fill-color="#eeeeee"/>
      <style:paragraph-properties fo:text-align="center" style:writing-mode="lr-tb"/>
      <style:text-properties fo:font-size="16pt" style:font-size-asian="16pt" style:font-size-complex="16pt"/>
    </style:style>
    <style:style style:name="P68" style:family="paragraph">
      <loext:graphic-properties draw:fill="solid" draw:fill-color="#eeeeee"/>
      <style:paragraph-properties fo:text-align="start" style:writing-mode="lr-tb"/>
      <style:text-properties fo:font-size="16pt" style:font-size-asian="16pt" style:font-size-complex="16pt"/>
    </style:style>
    <style:style style:name="P6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2pt" style:font-size-asian="12pt" style:font-size-complex="12pt"/>
    </style:style>
    <style:style style:name="P70" style:family="paragraph">
      <loext:graphic-properties draw:fill-color="#f0e6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2pt" style:font-size-asian="12pt" style:font-size-complex="12pt"/>
    </style:style>
    <style:style style:name="P71" style:family="paragraph">
      <style:paragraph-properties fo:margin-top="0cm" fo:margin-bottom="0.4cm"/>
      <style:text-properties fo:color="#000000" loext:opacity="100%" style:font-name="Liberation Mono1" fo:font-size="22pt" style:font-size-asian="22pt" style:font-size-complex="22pt"/>
    </style:style>
    <style:style style:name="P7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2pt" style:font-size-asian="12pt" style:font-size-complex="12pt"/>
    </style:style>
    <style:style style:name="P73" style:family="paragraph">
      <style:paragraph-properties fo:margin-top="0cm" fo:margin-bottom="0.2cm" loext:tab-stop-distance="0cm">
        <style:tab-stops>
          <style:tab-stop style:position="0.908cm"/>
          <style:tab-stop style:position="1.883cm"/>
        </style:tab-stops>
      </style:paragraph-properties>
    </style:style>
    <style:style style:name="P74" style:family="paragraph">
      <style:paragraph-properties fo:margin-left="0cm" fo:margin-right="0cm" fo:margin-top="0cm" fo:margin-bottom="1.6cm" fo:text-indent="0cm"/>
      <style:text-properties fo:color="#000000" loext:opacity="100%" style:font-name="Liberation Mono1" fo:font-size="22pt" style:font-size-asian="22pt" style:font-size-complex="22pt"/>
    </style:style>
    <style:style style:name="P75" style:family="paragraph">
      <loext:graphic-properties draw:fill-color="#ffe1ff"/>
      <style:paragraph-properties fo:text-align="center" style:writing-mode="lr-tb"/>
      <style:text-properties fo:font-size="14pt" style:font-size-asian="14pt" style:font-size-complex="14pt"/>
    </style:style>
    <style:style style:name="P76" style:family="paragraph">
      <loext:graphic-properties draw:fill-color="#ccffcc"/>
      <style:paragraph-properties fo:text-align="center" style:writing-mode="lr-tb"/>
      <style:text-properties fo:font-size="14pt" style:font-size-asian="14pt" style:font-size-complex="14pt"/>
    </style:style>
    <style:style style:name="P77" style:family="paragraph">
      <loext:graphic-properties draw:fill="solid" draw:fill-color="#ffe1ff"/>
      <style:paragraph-properties fo:text-align="center"/>
    </style:style>
    <style:style style:name="P78" style:family="paragraph">
      <loext:graphic-properties draw:fill-color="#ffe1ff"/>
      <style:paragraph-properties fo:text-align="center" style:writing-mode="lr-tb"/>
      <style:text-properties fo:font-size="16pt" style:font-size-asian="16pt" style:font-size-complex="16pt"/>
    </style:style>
    <style:style style:name="P79" style:family="paragraph">
      <loext:graphic-properties draw:fill-color="#ffe1ff"/>
      <style:paragraph-properties fo:text-align="start" style:writing-mode="lr-tb"/>
      <style:text-properties fo:font-size="16pt" style:font-size-asian="16pt" style:font-size-complex="16pt"/>
    </style:style>
    <style:style style:name="P80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81" style:family="paragraph">
      <loext:graphic-properties draw:fill-color="#ccffcc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82" style:family="paragraph">
      <loext:graphic-properties draw:fill-color="#ccffcc"/>
      <style:paragraph-properties fo:text-align="start" style:writing-mode="lr-tb"/>
      <style:text-properties fo:color="#000000" loext:opacity="100%" fo:font-size="16pt" style:font-size-asian="16pt" style:font-size-complex="16pt"/>
    </style:style>
    <style:style style:name="P83" style:family="paragraph">
      <loext:graphic-properties draw:fill="solid" draw:fill-color="#ccffcc"/>
      <style:paragraph-properties fo:text-align="center"/>
    </style:style>
    <style:style style:name="P84" style:family="paragraph">
      <loext:graphic-properties draw:fill="solid" draw:fill-color="#f0e6ff"/>
      <style:paragraph-properties fo:text-align="center"/>
    </style:style>
    <style:style style:name="P85" style:family="paragraph">
      <loext:graphic-properties draw:fill-color="#ccffcc"/>
      <style:paragraph-properties fo:text-align="center" style:writing-mode="lr-tb"/>
      <style:text-properties fo:font-size="16pt" style:font-size-asian="16pt" style:font-size-complex="16pt"/>
    </style:style>
    <style:style style:name="P86" style:family="paragraph">
      <loext:graphic-properties draw:fill-color="#ccffcc"/>
      <style:paragraph-properties fo:text-align="start" style:writing-mode="lr-tb"/>
      <style:text-properties fo:font-size="16pt" style:font-size-asian="16pt" style:font-size-complex="16pt"/>
    </style:style>
    <style:style style:name="P87" style:family="paragraph">
      <style:paragraph-properties fo:margin-top="0cm" fo:margin-bottom="0.5cm" loext:tab-stop-distance="0cm">
        <style:tab-stops>
          <style:tab-stop style:position="5.009cm"/>
        </style:tab-stops>
      </style:paragraph-properties>
    </style:style>
    <style:style style:name="P88" style:family="paragraph">
      <style:paragraph-properties fo:margin-top="0cm" fo:margin-bottom="0.4cm" loext:tab-stop-distance="0cm">
        <style:tab-stops>
          <style:tab-stop style:position="5.009cm"/>
        </style:tab-stops>
      </style:paragraph-properties>
    </style:style>
    <style:style style:name="P89" style:family="paragraph">
      <style:paragraph-properties fo:margin-top="0cm" fo:margin-bottom="0.2cm" loext:tab-stop-distance="0cm">
        <style:tab-stops>
          <style:tab-stop style:position="5.009cm"/>
        </style:tab-stops>
      </style:paragraph-properties>
    </style:style>
    <style:style style:name="P90" style:family="paragraph">
      <style:text-properties fo:color="#000000" loext:opacity="100%"/>
    </style:style>
    <style:style style:name="P91" style:family="paragraph">
      <style:paragraph-properties fo:margin-left="0cm" fo:margin-right="0cm" fo:margin-top="0cm" fo:margin-bottom="0.2cm" fo:text-indent="0cm"/>
    </style:style>
    <style:style style:name="P92" style:family="paragraph">
      <loext:graphic-properties draw:fill-color="#ffffff"/>
    </style:style>
    <style:style style:name="P93" style:family="paragraph">
      <style:paragraph-properties fo:margin-top="0cm" fo:margin-bottom="0.3cm"/>
    </style:style>
    <style:style style:name="P94" style:family="paragraph">
      <style:paragraph-properties fo:margin-top="0cm" fo:margin-bottom="0.2cm"/>
      <style:text-properties fo:color="#000000" loext:opacity="100%" style:text-position="-33% 58%" fo:font-size="26pt" style:font-size-asian="26pt" style:font-size-complex="26pt"/>
    </style:style>
    <style:style style:name="P95" style:family="paragraph">
      <loext:graphic-properties draw:fill-color="#ffffff"/>
      <style:paragraph-properties fo:margin-left="0cm" fo:margin-right="0cm" fo:margin-top="0cm" fo:margin-bottom="0.2cm" fo:text-indent="-0.6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2pt" fo:language="ru" fo:country="RU" style:font-size-asian="22pt" style:font-size-complex="22pt"/>
    </style:style>
    <style:style style:name="T1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14" style:family="text">
      <style:text-properties style:font-name="Liberation Mono1" fo:font-size="14pt" fo:language="ru" fo:country="RU" style:font-size-asian="14pt" style:font-size-complex="14pt"/>
    </style:style>
    <style:style style:name="T15" style:family="text">
      <style:text-properties fo:color="#000000" loext:opacity="100%" style:font-name="Liberation Serif" fo:font-size="28pt" fo:language="ru" fo:country="RU" style:font-size-asian="28pt" style:font-size-complex="28pt"/>
    </style:style>
    <style:style style:name="T16" style:family="text">
      <style:text-properties fo:color="#000000" loext:opacity="100%" style:font-name="Liberation Mono1" fo:font-size="22pt" fo:language="ru" fo:country="RU" style:font-size-asian="22pt" style:font-size-complex="22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fo:font-size="16pt" style:font-size-asian="16pt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2" style:family="text">
      <style:text-properties style:font-name="Liberation Mono" fo:font-size="18pt"/>
    </style:style>
    <style:style style:name="T23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4" style:family="text">
      <style:text-properties fo:color="#000000" loext:opacity="100%" fo:font-size="12pt" style:font-size-asian="12pt" style:font-size-complex="12pt"/>
    </style:style>
    <style:style style:name="T25" style:family="text">
      <style:text-properties fo:font-size="3pt" style:font-size-asian="3pt" style:font-size-complex="3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italic" fo:text-shadow="none" style:text-underline-style="none" fo:font-weight="normal" style:letter-kerning="true" style:font-name-asian="Droid Sans Fallback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normal" style:letter-kerning="true" style:font-name-asian="Liberation Sans4" style:font-size-asian="16pt" style:font-style-asian="italic" style:font-weight-asian="normal" style:font-name-complex="Liberation Sans4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4" fo:font-size="16pt" fo:language="ru" fo:country="RU" fo:font-style="italic" style:font-name-asian="Liberation Sans4" style:font-size-asian="16pt" style:font-style-asian="italic" style:font-name-complex="Liberation Sans4" style:font-size-complex="16pt" style:font-style-complex="italic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Liberation Serif2" fo:font-size="28pt" fo:language="ru" fo:country="RU" style:font-name-asian="Liberation Serif2" style:font-size-asian="28pt" style:font-name-complex="Liberation Serif2" style:font-size-complex="28pt"/>
    </style:style>
    <style:style style:name="T32" style:family="text">
      <style:text-properties fo:color="#000000" loext:opacity="100%" style:font-name="Liberation Serif2" fo:font-size="28pt" fo:letter-spacing="0.106cm" fo:language="ru" fo:country="RU" fo:font-style="italic" style:font-name-asian="Liberation Serif2" style:font-size-asian="28pt" style:font-style-asian="italic" style:font-name-complex="Liberation Serif2" style:font-size-complex="28pt" style:font-style-complex="italic"/>
    </style:style>
    <style:style style:name="T33" style:family="text">
      <style:text-properties fo:color="#000000" loext:opacity="100%" style:font-name="Liberation Serif2" fo:font-size="28pt" fo:letter-spacing="0.106cm" fo:language="ru" fo:country="RU" style:font-name-asian="Liberation Serif2" style:font-size-asian="28pt" style:font-name-complex="Liberation Serif2" style:font-size-complex="28pt"/>
    </style:style>
    <style:style style:name="T34" style:family="text">
      <style:text-properties fo:color="#000000" loext:opacity="100%" style:font-name="Liberation Serif2" fo:font-size="28pt" fo:language="ru" fo:country="RU" fo:font-style="italic" style:font-name-asian="Liberation Serif2" style:font-size-asian="28pt" style:font-style-asian="italic" style:font-name-complex="Liberation Serif2" style:font-size-complex="28pt" style:font-style-complex="italic"/>
    </style:style>
    <style:style style:name="T35" style:family="text">
      <style:text-properties fo:color="#000000" loext:opacity="100%" style:font-name="Liberation Serif2" fo:font-size="28pt" fo:language="ru" fo:country="RU" fo:font-style="normal" style:font-name-asian="Liberation Serif2" style:font-size-asian="28pt" style:font-style-asian="normal" style:font-name-complex="Liberation Serif2" style:font-size-complex="28pt" style:font-style-complex="normal"/>
    </style:style>
    <style:style style:name="T36" style:family="text">
      <style:text-properties fo:color="#000000" loext:opacity="100%" fo:font-size="22pt" fo:language="ru" fo:country="RU" fo:font-style="italic" style:font-size-asian="22pt" style:font-style-asian="italic" style:font-size-complex="22pt" style:font-style-complex="italic"/>
    </style:style>
    <style:style style:name="T37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38" style:family="text">
      <style:text-properties fo:color="#000000" loext:opacity="100%" style:font-name="Liberation Sans1" fo:font-size="14pt" fo:letter-spacing="0.106cm" fo:language="ru" fo:country="RU" style:font-name-asian="Liberation Serif2" style:font-size-asian="14pt" style:font-name-complex="Liberation Serif2" style:font-size-complex="14pt"/>
    </style:style>
    <style:style style:name="T39" style:family="text">
      <style:text-properties fo:color="#000000" loext:opacity="100%" fo:font-size="26pt" fo:language="ru" fo:country="RU" style:font-size-asian="26pt" style:font-size-complex="26pt"/>
    </style:style>
    <style:style style:name="T40" style:family="text">
      <style:text-properties fo:color="#000000" loext:opacity="100%" style:font-name="Liberation Sans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Способы </text:span><text:span text:style-name="T1">соедине</text:span><text:span text:style-name="T1">ния</text:span><text:span text:style-name="T2"><text:line-break/></text:span><text:span text:style-name="T2">Соеди</text:span><text:span text:style-name="T2">нение </text:span><text:span text:style-name="T2">вложе</text:span><text:span text:style-name="T2">нным </text:span><text:span text:style-name="T2">цикло</text:span><text:span text:style-name="T2">м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</text:span><text:span text:style-name="T6">Professional, 2019</text:span><text:span text:style-name="T7">–</text:span><text:span text:style-name="T6">2024</text:span></text:p>
              <text:p text:style-name="P5"><text:span text:style-name="T6">Авторы: Егор Рогов, </text:span><text:span text:style-name="T6">Павел Лузанов, </text:span><text:span text:style-name="T6">Павел Толмачев, </text:span><text:span text:style-name="T6">Илья Баштанов</text:span></text:p>
              <text:p text:style-name="P5"><text:span text:style-name="T7">Фото: Олег Бартунов </text:span><text:span text:style-name="T7">(монастырь Пху и </text:span><text:span text:style-name="T7">пик Бхрикути, Непал)</text:span></text:p>
              <text:p text:style-name="P5"><text:span text:style-name="T6"/></text:p>
              <text:p text:style-name="P5"><text:span text:style-name="T8">Использование </text:span><text:span text:style-name="T8">материалов курса</text:span></text:p>
              <text:p text:style-name="P5"><text:span text:style-name="T6">Некоммерческое </text:span><text:span text:style-name="T6">использование </text:span><text:span text:style-name="T6">материалов курса </text:span><text:span text:style-name="T6">(презентации, </text:span><text:span text:style-name="T6">демонстрации) </text:span><text:span text:style-name="T6">разрешается без </text:span><text:span text:style-name="T6">ограничений. </text:span><text:span text:style-name="T6">Коммерческое </text:span><text:span text:style-name="T6">использование </text:span><text:span text:style-name="T6">возможно только с </text:span><text:span text:style-name="T6">письменного </text:span><text:span text:style-name="T6">разрешения </text:span><text:span text:style-name="T6">компании Postgres </text:span><text:span text:style-name="T6">Professional. </text:span><text:span text:style-name="T6">Запрещается </text:span><text:span text:style-name="T6">внесение изменений </text:span><text:span text:style-name="T6">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</text:span><text:span text:style-name="T6">и предложения </text:span><text:span text:style-name="T6">направляйте по </text:span><text:span text:style-name="T6">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</text:span><text:span text:style-name="T8">ответственности</text:span></text:p>
              <text:p text:style-name="P5"><text:span text:style-name="T6">Компания Postgres </text:span><text:span text:style-name="T6">Professional не несет </text:span><text:span text:style-name="T6">никакой </text:span><text:span text:style-name="T6">ответственности за </text:span><text:span text:style-name="T6">любые повреждения </text:span><text:span text:style-name="T6">и убытки, включая </text:span><text:span text:style-name="T6">потерю дохода, </text:span><text:span text:style-name="T6">нанесенные прямым </text:span><text:span text:style-name="T6">или непрямым, </text:span><text:span text:style-name="T6">специальным или </text:span><text:span text:style-name="T6">случайным </text:span><text:span text:style-name="T6">использованием </text:span><text:span text:style-name="T6">материалов курса. </text:span><text:span text:style-name="T6">Компания Postgres </text:span><text:span text:style-name="T6">Professional не </text:span><text:span text:style-name="T6">предоставляет </text:span><text:span text:style-name="T6">каких-либо гарантий </text:span><text:span text:style-name="T6">на материалы курса. </text:span><text:span text:style-name="T6">Материалы курса </text:span><text:span text:style-name="T6">предоставляются на </text:span><text:span text:style-name="T6">основе принципа </text:span><text:span text:style-name="T6">«как есть» и </text:span><text:span text:style-name="T6">компания Postgres </text:span><text:span text:style-name="T6">Professional не </text:span><text:span text:style-name="T6">обязана </text:span><text:span text:style-name="T6">предоставлять </text:span><text:span text:style-name="T6">сопровождение, </text:span><text:span text:style-name="T6">поддержку, </text:span><text:span text:style-name="T6">обновления, </text:span><text:span text:style-name="T6">расширения и </text:span><text:span text:style-name="T6">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Общие соображения о соединениях</text:span></text:p>
              </text:list-item>
              <text:list-item>
                <text:p text:style-name="P8"><text:span text:style-name="T11">Соединение вложенным циклом</text:span></text:p>
              </text:list-item>
              <text:list-item>
                <text:p text:style-name="P9"><text:span text:style-name="T11">Модификации: левые, полу- и анти- соединения</text:span></text:p>
              </text:list-item>
              <text:list-item>
                <text:p text:style-name="P8"><text:span text:style-name="T11">Вычислительная сложность</text:span></text:p>
              </text:list-item>
              <text:list-item>
                <text:p text:style-name="P8"><text:span text:style-name="T11">Вложенный цикл в параллельных планах</text:span></text:p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Соеди</text:span><text:span text:style-name="T10">нения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Способы соединения — не соединения SQL</text:span></text:p>
                <text:list>
                  <text:list-item>
                    <text:p text:style-name="P12"><text:span text:style-name="T12">inner/left/right/full/cross join, in, exists — логические операции</text:span></text:p>
                  </text:list-item>
                  <text:list-item>
                    <text:p text:style-name="P13"><text:span text:style-name="T12">способы соединения — механизм реализации</text:span></text:p>
                  </text:list-item>
                </text:list>
              </text:list-item>
              <text:list-item>
                <text:p text:style-name="P8"><text:span text:style-name="T11">Соединяются не таблицы, а наборы строк</text:span></text:p>
                <text:list>
                  <text:list-item>
                    <text:p text:style-name="P13"><text:span text:style-name="T12">могут быть получены от любого узла дерева плана</text:span></text:p>
                  </text:list-item>
                </text:list>
              </text:list-item>
              <text:list-item>
                <text:p text:style-name="P8"><text:span text:style-name="T11">Наборы строк соединяются попарно</text:span></text:p>
                <text:list>
                  <text:list-item>
                    <text:p text:style-name="P12"><text:span text:style-name="T12">порядок соединений важен с точки зрения производительности</text:span></text:p>
                  </text:list-item>
                  <text:list-item>
                    <text:p><text:span text:style-name="T12">обычно важен и порядок внутри пары</text:span></text:p>
                  </text:list-item>
                </text:list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5" draw:layer="layout" svg:width="16.799cm" svg:height="13.45cm" svg:x="2.1cm" svg:y="14.107cm" presentation:class="notes" presentation:user-transformed="true">
            <draw:text-box>
              <text:p text:style-name="P14"><text:span text:style-name="T6">Мало получать </text:span><text:span text:style-name="T6">данные с помощью </text:span><text:span text:style-name="T6">рассмотренных </text:span><text:span text:style-name="T6">методов доступа, </text:span><text:span text:style-name="T6">надо еще и уметь </text:span><text:span text:style-name="T6">соединять их. Для </text:span><text:span text:style-name="T6">этого PostgreSQL </text:span><text:span text:style-name="T6">предоставляет </text:span><text:span text:style-name="T6">несколько способов.</text:span></text:p>
              <text:p text:style-name="P14"><text:span text:style-name="T6">Способы </text:span><text:span text:style-name="T6">соединения </text:span><text:span text:style-name="T6">представляют собой </text:span><text:span text:style-name="T6">алгоритмы для </text:span><text:span text:style-name="T6">соединения двух </text:span><text:span text:style-name="T6">наборов строк. С их </text:span><text:span text:style-name="T6">помощью </text:span><text:span text:style-name="T6">реализуются и </text:span><text:span text:style-name="T6">другие конструкции </text:span><text:span text:style-name="T6">языка SQL, </text:span><text:span text:style-name="T6">например, EXISTS. </text:span><text:span text:style-name="T6">Не стоит путать одно </text:span><text:span text:style-name="T6">с другим: SQL-</text:span><text:span text:style-name="T6">соединения — это </text:span><text:span text:style-name="T6">логические операции </text:span><text:span text:style-name="T6">над двумя </text:span><text:span text:style-name="T6">множествами; </text:span><text:span text:style-name="T6">способы соединения </text:span><text:span text:style-name="T6">PostgreSQL — это </text:span><text:span text:style-name="T6">возможные </text:span><text:span text:style-name="T6">реализации таких </text:span><text:span text:style-name="T6">соединений, </text:span><text:span text:style-name="T6">учитывающие </text:span><text:span text:style-name="T6">производительность.</text:span></text:p>
              <text:p text:style-name="P14"><text:span text:style-name="T6">Часто можно </text:span><text:span text:style-name="T6">услышать, что </text:span><text:span text:style-name="T6">соединяются </text:span><text:span text:style-name="T13">таблицы</text:span><text:span text:style-name="T6">. Это </text:span><text:span text:style-name="T6">удобное упрощение, </text:span><text:span text:style-name="T6">но на самом деле в </text:span><text:span text:style-name="T6">общем случае </text:span><text:span text:style-name="T6">соединяются </text:span><text:span text:style-name="T13">наборы </text:span><text:span text:style-name="T13">строк</text:span><text:span text:style-name="T6">. Эти наборы </text:span><text:span text:style-name="T6">действительно могут </text:span><text:span text:style-name="T6">быть получены </text:span><text:span text:style-name="T6">непосредственно из </text:span><text:span text:style-name="T6">таблицы (с помощью </text:span><text:span text:style-name="T6">одного из методов </text:span><text:span text:style-name="T6">доступа), но с тем </text:span><text:span text:style-name="T6">же успехом могут, </text:span><text:span text:style-name="T6">например, являться </text:span><text:span text:style-name="T6">результатом </text:span><text:span text:style-name="T6">соединения других </text:span><text:span text:style-name="T6">наборов строк.</text:span></text:p>
              <text:p text:style-name="P14"><text:span text:style-name="T6">Наконец, наборы </text:span><text:span text:style-name="T6">строк всегда </text:span><text:span text:style-name="T6">соединяются </text:span><text:span text:style-name="T6">попарно. Порядок,</text:span><text:span text:style-name="T6"><text:line-break/></text:span><text:span text:style-name="T6">в котором </text:span><text:span text:style-name="T6">соединяются </text:span><text:span text:style-name="T6">таблицы, не важен с </text:span><text:span text:style-name="T6">точки зрения логики </text:span><text:span text:style-name="T6">запроса (например, </text:span><text:span text:style-name="T14">(a join b) join </text:span><text:span text:style-name="T14">c</text:span><text:span text:style-name="T6"> или </text:span><text:span text:style-name="T14">(b join c) </text:span><text:span text:style-name="T14">join a</text:span><text:span text:style-name="T6">), но очень </text:span><text:span text:style-name="T6">важен с точки зрения </text:span><text:span text:style-name="T6">производительности. </text:span><text:span text:style-name="T6">Как мы увидим </text:span><text:span text:style-name="T6">дальше, важен и </text:span><text:span text:style-name="T6">порядок, в котором </text:span><text:span text:style-name="T6">соединяются два </text:span><text:span text:style-name="T6">набора строк</text:span><text:span text:style-name="T6"><text:line-break/></text:span><text:span text:style-name="T6">(</text:span><text:span text:style-name="T14">a join b</text:span><text:span text:style-name="T6"> или </text:span><text:span text:style-name="T14">b </text:span><text:span text:style-name="T14">join a</text:span><text:span text:style-name="T6">).</text:span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6"><text:span text:style-name="T15">Для каждой строки одного набора</text:span><text:span text:style-name="T15"><text:line-break/></text:span><text:span text:style-name="T15">перебираем подходящие строки другого набора</text:span></text:p>
              </text:list-item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frame presentation:style-name="pr7" draw:layer="layout" svg:width="20.136cm" svg:height="1.803cm" svg:x="1.2cm" svg:y="0.737cm" presentation:class="title" presentation:user-transformed="true">
          <draw:text-box>
            <text:p>Nested Loop</text:p>
          </draw:text-box>
        </draw:frame>
        <draw:custom-shape draw:style-name="gr3" draw:text-style-name="P19" xml:id="id2" draw:id="id2" draw:layer="layout" svg:width="3.843cm" svg:height="1.5cm" svg:x="9.385cm" svg:y="11.18cm">
          <text:p text:style-name="P18"><text:span text:style-name="T17">Nested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8.731cm" svg:y1="14.382cm" svg:x2="11.306cm" svg:y2="12.68cm" draw:start-shape="id1" draw:start-glue-point="0" draw:end-shape="id2" draw:end-glue-point="2" svg:d="M8731 14382c0-1275 2575-424 2575-1702" svg:viewBox="0 0 2576 1703">
          <text:p/>
        </draw:connector>
        <draw:custom-shape draw:style-name="gr5" draw:text-style-name="P19" xml:id="id3" draw:id="id3" draw:layer="layout" svg:width="4.29cm" svg:height="1.5cm" svg:x="11.835cm" svg:y="14.382cm">
          <text:p text:style-name="P18"><text:span text:style-name="T17">Index Scan</text:span></text:p>
          <text:p text:style-name="P18"><text:span text:style-name="T17">on so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13.98cm" svg:y1="14.382cm" svg:x2="11.306cm" svg:y2="12.68cm" draw:start-shape="id3" draw:start-glue-point="0" draw:end-shape="id2" draw:end-glue-point="2" svg:d="M13980 14382c0-1275-2674-424-2674-1702" svg:viewBox="0 0 2675 1703">
          <text:p/>
        </draw:connector>
        <draw:custom-shape draw:style-name="gr5" draw:text-style-name="P19" xml:id="id1" draw:id="id1" draw:layer="layout" svg:width="4.29cm" svg:height="1.5cm" svg:x="6.586cm" svg:y="14.382cm">
          <text:p text:style-name="P18"><text:span text:style-name="T17">Seq Scan</text:span></text:p>
          <text:p text:style-name="P18"><text:span text:style-name="T17">on albu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1" draw:layer="layout" svg:width="3.151cm" svg:height="1.67cm" svg:x="2.722cm" svg:y="12.976cm">
          <text:p text:style-name="P18"><text:span text:style-name="T17">внешний</text:span></text:p>
          <text:p text:style-name="P18"><text:span text:style-name="T17">набо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6314.7208121827 22685.81687612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21" draw:layer="layout" svg:width="3.651cm" svg:height="1.588cm" svg:x="15.222cm" svg:y="16.568cm">
          <text:p text:style-name="P18"><text:span text:style-name="T17">внутренний</text:span></text:p>
          <text:p text:style-name="P18"><text:span text:style-name="T17">набор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981.818181818182 -9039.647577092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22" draw:layer="layout" svg:width="16.799cm" svg:height="14.721cm" svg:x="2.1cm" svg:y="14.107cm" presentation:class="notes" presentation:user-transformed="true">
            <draw:text-box>
              <text:p text:style-name="P14"><text:span text:style-name="T6">Начнем с </text:span><text:span text:style-name="T6">соединения </text:span><text:span text:style-name="T6">вложенными </text:span><text:span text:style-name="T6">циклами (nested </text:span><text:span text:style-name="T6">loop), как с самого </text:span><text:span text:style-name="T6">простого. Его </text:span><text:span text:style-name="T6">алгоритм таков: для </text:span><text:span text:style-name="T6">каждой строки </text:span><text:span text:style-name="T6">одного из наборов </text:span><text:span text:style-name="T6">перебираем и </text:span><text:span text:style-name="T6">возвращаем </text:span><text:span text:style-name="T6">соответствующие </text:span><text:span text:style-name="T6">ему строки второго </text:span><text:span text:style-name="T6">набора. По сути, это </text:span><text:span text:style-name="T6">два вложенных </text:span><text:span text:style-name="T6">цикла, отсюда и </text:span><text:span text:style-name="T6">название способа.</text:span></text:p>
              <text:p text:style-name="P14"><text:span text:style-name="T18">Заметим, что ко </text:span><text:span text:style-name="T18">второму </text:span><text:span text:style-name="T18">(внутреннему) </text:span><text:span text:style-name="T18">набору мы будем </text:span><text:span text:style-name="T18">обращаться столько </text:span><text:span text:style-name="T18">раз, сколько строк в </text:span><text:span text:style-name="T18">первом (внешнем) </text:span><text:span text:style-name="T18">наборе. Если нет </text:span><text:span text:style-name="T18">эффективного </text:span><text:span text:style-name="T18">метода доступа для </text:span><text:span text:style-name="T18">поиска </text:span><text:span text:style-name="T18">соответствующих </text:span><text:span text:style-name="T18">строк</text:span><text:span text:style-name="T18"><text:line-break/></text:span><text:span text:style-name="T18">во втором наборе (то </text:span><text:span text:style-name="T18">есть, попросту </text:span><text:span text:style-name="T18">говоря, индекса на </text:span><text:span text:style-name="T18">таблице), придется </text:span><text:span text:style-name="T18">неоднократно </text:span><text:span text:style-name="T18">перебирать большое </text:span><text:span text:style-name="T18">количество строк, не </text:span><text:span text:style-name="T18">относящихся к делу. </text:span><text:span text:style-name="T18">Очевидно, это будет </text:span><text:span text:style-name="T18">не лучший выбор, </text:span><text:span text:style-name="T18">хотя для небольших </text:span><text:span text:style-name="T18">наборов </text:span><text:span text:style-name="T6">алгоритм и </text:span><text:span text:style-name="T6">в этом случае может </text:span><text:span text:style-name="T6">оказаться </text:span><text:span text:style-name="T6">достаточно </text:span><text:span text:style-name="T6">эффективным.</text:span></text:p>
              <text:p text:style-name="P14"><text:span text:style-name="T6">В плане запроса мы </text:span><text:span text:style-name="T6">будем видеть узел </text:span><text:span text:style-name="T6">Nested Loop с двумя </text:span><text:span text:style-name="T6">дочерними узлами </text:span><text:span text:style-name="T6">(которые могут </text:span><text:span text:style-name="T6">представлять не </text:span><text:span text:style-name="T6">только методы </text:span><text:span text:style-name="T6">доступа,</text:span><text:span text:style-name="T6"><text:line-break/></text:span><text:span text:style-name="T6">но и другие </text:span><text:span text:style-name="T6">операции, например, </text:span><text:span text:style-name="T6">соединения или </text:span><text:span text:style-name="T6">агрегации).</text:span></text:p>
              <text:p text:style-name="P14"><text:span text:style-name="T6"/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8" draw:text-style-name="P24" draw:layer="layout" svg:width="6cm" svg:height="1cm" svg:x="18.13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.301cm" svg:y="9.101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2.801cm" svg:y="9.101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8.301cm" svg:y="9.101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Nested Loop</text:p>
          </draw:text-box>
        </draw:frame>
        <draw:custom-shape draw:style-name="gr12" draw:text-style-name="P24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.3cm" svg:y="12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.3cm" svg:y="13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0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2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4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5.5cm" svg:height="1cm" svg:x="2.8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5.5cm" svg:height="1cm" svg:x="2.8cm" svg:y="12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5.5cm" svg:height="1cm" svg:x="2.8cm" svg:y="13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0.1cm">
          <text:p text:style-name="P27"><text:span text:style-name="T19">A Day in the Life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2.1cm">
          <text:p text:style-name="P27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4.1cm">
          <text:p text:style-name="P27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5.1cm">
          <text:p text:style-name="P27"><text:span text:style-name="T19">Act Naturally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10.415cm" svg:y1="10.601cm" svg:x2="16.8cm" svg:y2="13.6cm" draw:start-shape="id4" draw:start-glue-point="1" draw:end-shape="id5" svg:d="M10415 10601c4789 0 1597 2999 6385 2999" svg:viewBox="0 0 6386 3000">
          <text:p/>
        </draw:connector>
        <draw:custom-shape draw:style-name="gr15" draw:text-style-name="P24" draw:layer="layout" svg:width="2.114cm" svg:height="1cm" svg:x="8.301cm" svg:y="11.10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301cm" svg:y="12.10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301cm" svg:y="13.101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16" draw:text-style-name="P29" draw:layer="layout" svg:width="8.3cm" svg:height="1.8cm" svg:x="16.397cm" svg:y="12.723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0" xml:id="id5" draw:id="id5" draw:layer="layout" svg:width="1.5cm" svg:height="1cm" svg:x="16.8cm" svg:y="13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6cm" svg:height="1cm" svg:x="18.3cm" svg:y="13.1cm">
          <text:p text:style-name="P27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9.85cm" svg:height="1.8cm" svg:x="0.897cm" svg:y="9.724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2" draw:layer="layout" svg:width="1.5cm" svg:height="1cm" svg:x="1.3cm" svg:y="10.1cm">
          <text:p text:style-name="P25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34" draw:layer="layout" svg:width="5.5cm" svg:height="1cm" svg:x="2.8cm" svg:y="10.1cm">
          <text:p text:style-name="P33"><text:span text:style-name="T20">Let It Be</text:span></text:p>
          <draw:enhanced-geometry svg:viewBox="0 0 21600 21600" draw:type="rectangle" draw:enhanced-path="M 0 0 L 21600 0 21600 21600 0 21600 0 0 Z N"/>
        </draw:custom-shape>
        <draw:custom-shape draw:style-name="gr22" draw:text-style-name="P32" xml:id="id4" draw:id="id4" draw:layer="layout" svg:width="2.114cm" svg:height="1cm" svg:x="8.301cm" svg:y="10.101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6.63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22" draw:layer="layout" svg:width="16.799cm" svg:height="14.721cm" svg:x="2.1cm" svg:y="14.107cm" presentation:class="notes" presentation:user-transformed="true">
            <draw:text-box>
              <text:p text:style-name="P14"><text:span text:style-name="T6">Рисунки </text:span><text:span text:style-name="T6">иллюстрируют этот </text:span><text:span text:style-name="T6">способ соединения. </text:span><text:span text:style-name="T6">На них:</text:span></text:p>
              <text:list text:style-name="L4">
                <text:list-item>
                  <text:p text:style-name="P35"><text:span text:style-name="T18">строки, к которым </text:span><text:span text:style-name="T18">ранее уже был </text:span><text:span text:style-name="T18">доступ, показаны </text:span><text:span text:style-name="T6">серым;</text:span></text:p>
                </text:list-item>
                <text:list-item>
                  <text:p text:style-name="P35"><text:span text:style-name="T6">строки, доступ к </text:span><text:span text:style-name="T6">которым </text:span><text:span text:style-name="T6">выполняется на </text:span><text:span text:style-name="T6">текущем шаге, </text:span><text:span text:style-name="T6">выделены цветом;</text:span></text:p>
                </text:list-item>
                <text:list-item>
                  <text:p text:style-name="P35"><text:span text:style-name="T6">оранжевым </text:span><text:span text:style-name="T6">контуром </text:span><text:span text:style-name="T6">выделены строки, </text:span><text:span text:style-name="T6">составляющие </text:span><text:span text:style-name="T6">пару, подходящую </text:span><text:span text:style-name="T6">по условию </text:span><text:span text:style-name="T6">соединения (в </text:span><text:span text:style-name="T6">данном примере </text:span><text:span text:style-name="T6">—</text:span><text:span text:style-name="T6"><text:line-break/></text:span><text:span text:style-name="T6">по равенству </text:span><text:span text:style-name="T6">числовых </text:span><text:span text:style-name="T6">идентификаторов)</text:span><text:span text:style-name="T6">.</text:span></text:p>
                </text:list-item>
              </text:list>
              <text:p text:style-name="P14"><text:span text:style-name="T6">Сначала мы читаем </text:span><text:span text:style-name="T6">первую строку </text:span><text:span text:style-name="T6">первого набора и </text:span><text:span text:style-name="T6">находим ее пару во </text:span><text:span text:style-name="T6">втором наборе. </text:span><text:span text:style-name="T6">Соответствие </text:span><text:span text:style-name="T6">нашлось, и у нас уже </text:span><text:span text:style-name="T6">есть первая строка </text:span><text:span text:style-name="T6">результата, которую </text:span><text:span text:style-name="T6">можно вернуть </text:span><text:span text:style-name="T6">вышестоящему узлу </text:span><text:span text:style-name="T6">плана: («Let It Be», </text:span><text:span text:style-name="T6">«Across the </text:span><text:span text:style-name="T6">Universe»).</text:span></text:p>
              <text:p text:style-name="P14"><text:span text:style-name="T6"/></text:p>
            </draw:text-box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custom-shape draw:style-name="gr8" draw:text-style-name="P24" draw:layer="layout" svg:width="6cm" svg:height="1cm" svg:x="18.128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6.628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.302cm" svg:y="9.102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2.802cm" svg:y="9.102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8.302cm" svg:y="9.102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Nested Loop</text:p>
          </draw:text-box>
        </draw:frame>
        <draw:custom-shape draw:style-name="gr12" draw:text-style-name="P24" draw:layer="layout" svg:width="1.5cm" svg:height="1cm" svg:x="1.3cm" svg:y="12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.3cm" svg:y="13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0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2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5.5cm" svg:height="1cm" svg:x="2.8cm" svg:y="12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5.5cm" svg:height="1cm" svg:x="2.8cm" svg:y="13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0.1cm">
          <text:p text:style-name="P27"><text:span text:style-name="T19">A Day in the Life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2.1cm">
          <text:p text:style-name="P27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5.1cm">
          <text:p text:style-name="P27"><text:span text:style-name="T19">Act Naturally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.3cm" svg:y="10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5cm" svg:height="1cm" svg:x="2.8cm" svg:y="10.1cm">
          <text:p text:style-name="P27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6.8cm" svg:y="13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3.1cm">
          <text:p text:style-name="P27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302cm" svg:y="12.102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302cm" svg:y="13.102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27" draw:text-style-name="P38" draw:layer="layout" svg:width="2.114cm" svg:height="1cm" svg:x="8.302cm" svg:y="10.102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16" draw:text-style-name="P29" draw:layer="layout" svg:width="8.3cm" svg:height="1.8cm" svg:x="16.398cm" svg:y="10.724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9" draw:layer="layout" svg:width="9.85cm" svg:height="1.8cm" svg:x="0.898cm" svg:y="10.725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10.416cm" svg:y1="11.602cm" svg:x2="16.8cm" svg:y2="11.6cm" draw:start-shape="id6" draw:start-glue-point="1" draw:end-shape="id7" draw:end-glue-point="3" svg:d="M10416 11602c4788 0 1596-2 6384-2" svg:viewBox="0 0 6385 3">
          <text:p/>
        </draw:connector>
        <draw:custom-shape draw:style-name="gr20" draw:text-style-name="P39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40" draw:layer="layout" svg:width="5.5cm" svg:height="1cm" svg:x="2.8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xml:id="id7" draw:id="id7" draw:layer="layout" svg:width="1.5cm" svg:height="1cm" svg:x="16.8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6cm" svg:height="1cm" svg:x="18.3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xml:id="id6" draw:id="id6" draw:layer="layout" svg:width="2.114cm" svg:height="1cm" svg:x="8.302cm" svg:y="11.102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4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4.1cm">
          <text:p text:style-name="P27"><text:span text:style-name="T19">All You Need Is Lov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14"><text:span text:style-name="T6">Читаем вторую </text:span><text:span text:style-name="T6">строку первого </text:span><text:span text:style-name="T6">набора.</text:span></text:p>
              <text:p text:style-name="P14"><text:span text:style-name="T6">Для нее тоже </text:span><text:span text:style-name="T6">перебираем пары из </text:span><text:span text:style-name="T6">второго набора. </text:span><text:span text:style-name="T6">Сначала </text:span><text:span text:style-name="T6">возвращаем («Yellow </text:span><text:span text:style-name="T6">Submarine», «All </text:span><text:span text:style-name="T6">Together Now»)...</text:span></text:p>
              <text:p text:style-name="P14"><text:span text:style-name="T6"/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custom-shape draw:style-name="gr8" draw:text-style-name="P24" draw:layer="layout" svg:width="6cm" svg:height="1cm" svg:x="18.128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6.628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.302cm" svg:y="9.102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2.802cm" svg:y="9.102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8.302cm" svg:y="9.102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Nested Loop</text:p>
          </draw:text-box>
        </draw:frame>
        <draw:custom-shape draw:style-name="gr12" draw:text-style-name="P24" draw:layer="layout" svg:width="1.5cm" svg:height="1cm" svg:x="1.3cm" svg:y="12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.3cm" svg:y="13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0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2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5.5cm" svg:height="1cm" svg:x="2.8cm" svg:y="12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5.5cm" svg:height="1cm" svg:x="2.8cm" svg:y="13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0.1cm">
          <text:p text:style-name="P27"><text:span text:style-name="T19">A Day in the Life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2.1cm">
          <text:p text:style-name="P27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5.1cm">
          <text:p text:style-name="P27"><text:span text:style-name="T19">Act Naturally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.3cm" svg:y="10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5cm" svg:height="1cm" svg:x="2.8cm" svg:y="10.1cm">
          <text:p text:style-name="P27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6.8cm" svg:y="13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3.1cm">
          <text:p text:style-name="P27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302cm" svg:y="12.102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302cm" svg:y="13.102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27" draw:text-style-name="P38" draw:layer="layout" svg:width="2.114cm" svg:height="1cm" svg:x="8.302cm" svg:y="10.102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19" draw:text-style-name="P29" draw:layer="layout" svg:width="9.85cm" svg:height="1.8cm" svg:x="0.898cm" svg:y="10.725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9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1" draw:text-style-name="P40" draw:layer="layout" svg:width="5.5cm" svg:height="1cm" svg:x="2.8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xml:id="id9" draw:id="id9" draw:layer="layout" svg:width="1.5cm" svg:height="1cm" svg:x="16.8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xml:id="id8" draw:id="id8" draw:layer="layout" svg:width="2.114cm" svg:height="1cm" svg:x="8.302cm" svg:y="11.102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10.416cm" svg:y1="11.602cm" svg:x2="16.8cm" svg:y2="11.6cm" draw:start-shape="id8" draw:start-glue-point="1" draw:end-shape="id9" draw:end-glue-point="3" svg:d="M10416 11602c4788 0 1596-2 6384-2" svg:viewBox="0 0 6385 3">
          <text:p/>
        </draw:connector>
        <draw:custom-shape draw:style-name="gr16" draw:text-style-name="P29" draw:layer="layout" svg:width="8.3cm" svg:height="1.8cm" svg:x="16.399cm" svg:y="13.725cm">
          <text:p/>
          <draw:enhanced-geometry svg:viewBox="0 0 21600 21600" draw:path-stretchpoint-x="10800" draw:path-stretchpoint-y="10800" draw:text-areas="?f3 ?f4 ?f5 ?f6" draw:type="round-rectangle" draw:modifiers="4833.314825097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0" xml:id="id10" draw:id="id10" draw:layer="layout" svg:width="1.5cm" svg:height="1cm" svg:x="16.8cm" svg:y="14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6cm" svg:height="1cm" svg:x="18.3cm" svg:y="14.1cm">
          <text:p text:style-name="P27"><text:span text:style-name="T19">All You Need Is Love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16.8cm" svg:y1="11.6cm" svg:x2="16.8cm" svg:y2="14.6cm" draw:start-shape="id9" draw:start-glue-point="3" draw:end-shape="id10" draw:end-glue-point="3" svg:d="M16800 11600c-751 0-751 3000 0 3000" svg:viewBox="0 0 564 3001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14"><text:span text:style-name="T6">...затем вторую пару </text:span><text:span text:style-name="T6">(«Yellow Submarine», </text:span><text:span text:style-name="T6">«All You Need Is </text:span><text:span text:style-name="T6">Love»).</text:span></text:p>
              <text:p text:style-name="P14"><text:span text:style-name="T6"/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custom-shape draw:style-name="gr8" draw:text-style-name="P24" draw:layer="layout" svg:width="6cm" svg:height="1cm" svg:x="18.128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6.628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.302cm" svg:y="9.102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2.802cm" svg:y="9.102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8.302cm" svg:y="9.102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Nested Loop</text:p>
          </draw:text-box>
        </draw:frame>
        <draw:custom-shape draw:style-name="gr24" draw:text-style-name="P36" draw:layer="layout" svg:width="1.5cm" svg:height="1cm" svg:x="1.3cm" svg:y="10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.3cm" svg:y="13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5cm" svg:height="1cm" svg:x="2.8cm" svg:y="10.1cm">
          <text:p text:style-name="P27"><text:span text:style-name="T19">Let It Be</text:span></text:p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5.5cm" svg:height="1cm" svg:x="2.8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5.5cm" svg:height="1cm" svg:x="2.8cm" svg:y="13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0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2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0.1cm">
          <text:p text:style-name="P27"><text:span text:style-name="T19">A Day in the Life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2.1cm">
          <text:p text:style-name="P27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5.1cm">
          <text:p text:style-name="P27"><text:span text:style-name="T19">Act Naturally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6.8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6.8cm" svg:y="13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6.8cm" svg:y="14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3.1cm">
          <text:p text:style-name="P27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4.1cm">
          <text:p text:style-name="P27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1.5cm" svg:height="1cm" svg:x="1.3cm" svg:y="12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21" draw:text-style-name="P40" draw:layer="layout" svg:width="5.5cm" svg:height="1cm" svg:x="2.8cm" svg:y="12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2.114cm" svg:height="1cm" svg:x="8.302cm" svg:y="11.102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2.114cm" svg:height="1cm" svg:x="8.302cm" svg:y="12.102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302cm" svg:y="13.102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27" draw:text-style-name="P38" draw:layer="layout" svg:width="2.114cm" svg:height="1cm" svg:x="8.302cm" svg:y="10.102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14"><text:span text:style-name="T6">Переходим к третьей </text:span><text:span text:style-name="T6">строке первого </text:span><text:span text:style-name="T6">набора. Для нее </text:span><text:span text:style-name="T6">соответствий нет.</text:span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8" draw:text-style-name="P24" draw:layer="layout" svg:width="6cm" svg:height="1cm" svg:x="18.128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6.628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.302cm" svg:y="9.102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2.802cm" svg:y="9.102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8.302cm" svg:y="9.102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Nested Loop</text:p>
          </draw:text-box>
        </draw:frame>
        <draw:custom-shape draw:style-name="gr32" draw:text-style-name="P38" draw:layer="layout" svg:width="1.5cm" svg:height="1cm" svg:x="1.3cm" svg:y="10.1cm">
          <text:p text:style-name="P25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5cm" svg:height="1cm" svg:x="1.3cm" svg:y="11.1cm">
          <text:p text:style-name="P25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38" draw:layer="layout" svg:width="1.5cm" svg:height="1cm" svg:x="1.3cm" svg:y="12.1cm">
          <text:p text:style-name="P25"><text:span text:style-name="T20">6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.5cm" svg:height="1cm" svg:x="1.3cm" svg:y="13.1cm">
          <text:p text:style-name="P25"><text:span text:style-name="T20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5.5cm" svg:height="1cm" svg:x="2.8cm" svg:y="10.1cm">
          <text:p text:style-name="P33"><text:span text:style-name="T20">Let It Be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5.5cm" svg:height="1cm" svg:x="2.8cm" svg:y="11.1cm">
          <text:p text:style-name="P33"><text:span text:style-name="T20">Yellow Submarine</text:span></text:p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5.5cm" svg:height="1cm" svg:x="2.8cm" svg:y="12.1cm">
          <text:p text:style-name="P33"><text:span text:style-name="T20">Abbey Road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5.5cm" svg:height="1cm" svg:x="2.8cm" svg:y="13.1cm">
          <text:p text:style-name="P33"><text:span text:style-name="T20">The Beatles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0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2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0.1cm">
          <text:p text:style-name="P27"><text:span text:style-name="T19">A Day in the Life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2.1cm">
          <text:p text:style-name="P27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5.1cm">
          <text:p text:style-name="P27"><text:span text:style-name="T19">Act Naturally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6.8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6.8cm" svg:y="13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6.8cm" svg:y="14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3.1cm">
          <text:p text:style-name="P27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26" draw:text-style-name="P37" draw:layer="layout" svg:width="6cm" svg:height="1cm" svg:x="18.3cm" svg:y="14.1cm">
          <text:p text:style-name="P27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36" draw:text-style-name="P21" draw:layer="layout" svg:width="5.612cm" svg:height="2.714cm" svg:x="10.16cm" svg:y="15.742cm">
          <text:p text:style-name="P18"><text:span text:style-name="T17">не все строки</text:span></text:p>
          <text:p text:style-name="P18"><text:span text:style-name="T17">внутреннего набора</text:span></text:p>
          <text:p text:style-name="P18"><text:span text:style-name="T17">были прочитан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251.950828434 -548.9502762430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36" draw:layer="layout" svg:width="2.114cm" svg:height="1cm" svg:x="8.302cm" svg:y="11.102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31" draw:text-style-name="P36" draw:layer="layout" svg:width="2.114cm" svg:height="1cm" svg:x="8.302cm" svg:y="12.102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2.114cm" svg:height="1cm" svg:x="8.302cm" svg:y="13.102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27" draw:text-style-name="P38" draw:layer="layout" svg:width="2.114cm" svg:height="1cm" svg:x="8.302cm" svg:y="10.102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14"><text:span text:style-name="T6">Для четвертой </text:span><text:span text:style-name="T6">строки тоже нет </text:span><text:span text:style-name="T6">соответствий. На </text:span><text:span text:style-name="T6">этом работа </text:span><text:span text:style-name="T6">соединения </text:span><text:span text:style-name="T6">заканчивается.</text:span></text:p>
              <text:p text:style-name="P14"><text:span text:style-name="T6">Часть строк второго </text:span><text:span text:style-name="T6">набора мы вообще </text:span><text:span text:style-name="T6">не рассматривали — </text:span><text:span text:style-name="T6">на рисунке они </text:span><text:span text:style-name="T6">остались белыми.</text:span></text:p>
              <text:p text:style-name="P14"><text:span text:style-name="T6">(С исходным кодом </text:span><text:span text:style-name="T6">алгоритма можно </text:span><text:span text:style-name="T6">ознакомиться в </text:span><text:span text:style-name="T6">файле <text:s/></text:span><text:span text:style-name="T21"><text:a xlink:href="https://git.postgresql.org/gitweb/?p=postgresql.git;a=blob;f=src/backend/executor/nodeNestloop.c" xlink:type="simple">src/backend/executor/nodeNestloop.c</text:a></text:span><text:span text:style-name="T6">.)</text:span></text:p>
            </draw:text-box>
          </draw:frame>
        </presentation:notes>
      </draw:page>
      <draw:page draw:name="page10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</text:span><text:span text:style-name="T10">страци</text:span><text:span text:style-name="T10">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7" draw:text-style-name="P4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</text:span><text:span text:style-name="T22">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_5f_" presentation:presentation-page-layout-name="AL1T1">
        <office:forms form:automatic-focus="false" form:apply-design-mode="false"/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43"><text:span text:style-name="T15">Кеширование повторяющихся данных внутреннего набора</text:span></text:p>
              </text:list-item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frame presentation:style-name="pr7" draw:layer="layout" svg:width="20.136cm" svg:height="1.803cm" svg:x="1.2cm" svg:y="0.737cm" presentation:class="title" presentation:user-transformed="true">
          <draw:text-box>
            <text:p>Мемоизация</text:p>
          </draw:text-box>
        </draw:frame>
        <draw:custom-shape draw:style-name="gr3" draw:text-style-name="P19" xml:id="id12" draw:id="id12" draw:layer="layout" svg:width="3.843cm" svg:height="1.5cm" svg:x="9.385cm" svg:y="10.18cm">
          <text:p text:style-name="P18"><text:span text:style-name="T17">Nested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8.731cm" svg:y1="13.382cm" svg:x2="11.306cm" svg:y2="11.68cm" draw:start-shape="id11" draw:start-glue-point="0" draw:end-shape="id12" draw:end-glue-point="2" svg:d="M8731 13382c0-1275 2575-424 2575-1702" svg:viewBox="0 0 2576 1703">
          <text:p/>
        </draw:connector>
        <draw:custom-shape draw:style-name="gr5" draw:text-style-name="P19" xml:id="id13" draw:id="id13" draw:layer="layout" svg:width="4.29cm" svg:height="1.5cm" svg:x="11.835cm" svg:y="13.382cm">
          <text:p text:style-name="P18"><text:span text:style-name="T17">Memo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13.98cm" svg:y1="13.382cm" svg:x2="11.306cm" svg:y2="11.68cm" draw:start-shape="id13" draw:start-glue-point="0" draw:end-shape="id12" draw:end-glue-point="2" svg:d="M13980 13382c0-1275-2674-424-2674-1702" svg:viewBox="0 0 2675 1703">
          <text:p/>
        </draw:connector>
        <draw:custom-shape draw:style-name="gr5" draw:text-style-name="P19" xml:id="id11" draw:id="id11" draw:layer="layout" svg:width="4.29cm" svg:height="1.5cm" svg:x="6.586cm" svg:y="13.382cm">
          <text:p text:style-name="P18"><text:span text:style-name="T17">Seq Scan</text:span></text:p>
          <text:p text:style-name="P18"><text:span text:style-name="T17">on so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1" draw:layer="layout" svg:width="3.861cm" svg:height="1.588cm" svg:x="15.506cm" svg:y="11.423cm">
          <text:p text:style-name="P18"><text:span text:style-name="T17">кеширование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583.94614189539 26588.797986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5" draw:text-style-name="P19" xml:id="id14" draw:id="id14" draw:layer="layout" svg:width="4.29cm" svg:height="1.5cm" svg:x="11.836cm" svg:y="16.183cm">
          <text:p text:style-name="P18"><text:span text:style-name="T17">Index Scan</text:span></text:p>
          <text:p text:style-name="P18"><text:span text:style-name="T17">on albu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13.981cm" svg:y1="16.183cm" svg:x2="13.98cm" svg:y2="14.882cm" draw:start-shape="id14" draw:start-glue-point="0" draw:end-shape="id13" draw:end-glue-point="2" svg:d="M13981 16183c0-975-1-325-1-1301" svg:viewBox="0 0 2 130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22" draw:layer="layout" svg:width="16.799cm" svg:height="14.721cm" svg:x="2.1cm" svg:y="14.107cm" presentation:class="notes" presentation:user-transformed="true">
            <draw:text-box>
              <text:p text:style-name="P14"><text:span text:style-name="T6">Если внутренний </text:span><text:span text:style-name="T6">набор сканируется </text:span><text:span text:style-name="T6">много раз с </text:span><text:span text:style-name="T6">повторяющимися </text:span><text:span text:style-name="T6">значениями </text:span><text:span text:style-name="T6">параметров, иногда </text:span><text:span text:style-name="T6">имеет смысл </text:span><text:span text:style-name="T6">закешировать </text:span><text:span text:style-name="T6">результат, чтобы не </text:span><text:span text:style-name="T6">читать много раз </text:span><text:span text:style-name="T6">одни и те же данные. </text:span><text:span text:style-name="T6">Эта операция </text:span><text:span text:style-name="T6">называется </text:span><text:span text:style-name="T13">мемоизацией</text:span><text:span text:style-name="T23">. Она </text:span><text:span text:style-name="T23">выполняется в</text:span><text:span text:style-name="T6"> узле </text:span><text:span text:style-name="T6">Memoize, который </text:span><text:span text:style-name="T6">встраивается между </text:span><text:span text:style-name="T6">Nested Loop и узлом, </text:span><text:span text:style-name="T6">поставляющим </text:span><text:span text:style-name="T6">данные.</text:span></text:p>
              <text:p text:style-name="P14"><text:span text:style-name="T18">(Если планировщик </text:span><text:span text:style-name="T18">ошибается в своих </text:span><text:span text:style-name="T18">расчетах, </text:span><text:span text:style-name="T18">м</text:span><text:span text:style-name="T6">емоизацию можно </text:span><text:span text:style-name="T6">отключить, </text:span><text:span text:style-name="T6">установив параметр </text:span><text:span text:style-name="T13">enable_memoize </text:span><text:span text:style-name="T6">в </text:span><text:span text:style-name="T6">значение off.)</text:span></text:p>
              <text:p text:style-name="P14"><text:span text:style-name="T6">Для кеширования </text:span><text:span text:style-name="T6">используется хеш-</text:span><text:span text:style-name="T6">таблица. Ключом </text:span><text:span text:style-name="T6">хеширования служит </text:span><text:span text:style-name="T6">параметр или </text:span><text:span text:style-name="T6">несколько </text:span><text:span text:style-name="T6">параметров, с </text:span><text:span text:style-name="T6">которыми </text:span><text:span text:style-name="T6">выполняется </text:span><text:span text:style-name="T6">обращение к </text:span><text:span text:style-name="T6">внутреннему набору.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12" draw:style-name="dp1" draw:master-page-name="master_5f_" presentation:presentation-page-layout-name="AL1T1">
        <office:forms form:automatic-focus="false" form:apply-design-mode="false"/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8" draw:text-style-name="P24" draw:layer="layout" svg:width="6cm" svg:height="1cm" svg:x="2.63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7.601cm" svg:y="9.101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19.101cm" svg:y="9.101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24.601cm" svg:y="9.101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Мемоизация</text:p>
          </draw:text-box>
        </draw:frame>
        <draw:custom-shape draw:style-name="gr29" draw:text-style-name="P30" draw:layer="layout" svg:width="1.5cm" svg:height="1cm" svg:x="1.3cm" svg:y="10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.3cm" svg:y="12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15" draw:id="id15" draw:layer="layout" svg:width="6cm" svg:height="1cm" svg:x="2.8cm" svg:y="10.1cm">
          <text:p text:style-name="P27"><text:span text:style-name="T19">It’s All Too Much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2.8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39" draw:text-style-name="P45" draw:layer="layout" svg:width="6cm" svg:height="1cm" svg:x="2.8cm" svg:y="12.1cm">
          <text:p text:style-name="P44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1.5cm" svg:height="1cm" svg:x="1.3cm" svg:y="13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45" draw:layer="layout" svg:width="6cm" svg:height="1cm" svg:x="2.8cm" svg:y="13.1cm">
          <text:p text:style-name="P44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.13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42" draw:text-style-name="P46" xml:id="id17" draw:id="id17" draw:layer="layout" svg:width="1.5cm" svg:height="1cm" svg:x="17.6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3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2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5.5cm" svg:height="1cm" svg:x="19.1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3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2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.5cm" svg:height="1cm" svg:x="17.6cm" svg:y="10.1cm">
          <text:p text:style-name="P25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5.5cm" svg:height="1cm" svg:x="19.1cm" svg:y="10.1cm">
          <text:p text:style-name="P33"><text:span text:style-name="T20">Let It Be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2.114cm" svg:height="1cm" svg:x="24.6cm" svg:y="11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3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2.1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2.114cm" svg:height="1cm" svg:x="24.6cm" svg:y="10.1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7.1cm">
          <text:p text:style-name="P23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6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5.1cm">
          <text:p text:style-name="P27"><text:span text:style-name="T19">Help!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7.1cm">
          <text:p text:style-name="P27"><text:span text:style-name="T19">Revolver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6.1cm">
          <text:p text:style-name="P27"><text:span text:style-name="T19">A Hard Day’s Night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.5cm" svg:height="1cm" svg:x="17.6cm" svg:y="14.1cm">
          <text:p text:style-name="P25"><text:span text:style-name="T20">7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5.5cm" svg:height="1cm" svg:x="19.1cm" svg:y="14.1cm">
          <text:p text:style-name="P33"><text:span text:style-name="T20">Please Please 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5.1cm">
          <text:p text:style-name="P23"><text:span text:style-name="T19">1965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7.1cm">
          <text:p text:style-name="P23"><text:span text:style-name="T19">1966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6.1cm">
          <text:p text:style-name="P23"><text:span text:style-name="T19">1964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2.114cm" svg:height="1cm" svg:x="24.6cm" svg:y="14.1cm">
          <text:p text:style-name="P25"><text:span text:style-name="T20">1963</text:span></text:p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5.326cm" svg:height="2.46cm" draw:transform="skewX (-0.00610865238198015) translate (10.606cm 11.74cm)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16" draw:id="id16" draw:layer="layout" svg:width="0.701cm" svg:height="0.7cm" svg:x="10.899cm" svg:y="12.252cm">
          <text:p text:style-name="P53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56" xml:id="id18" draw:id="id18" draw:layer="layout" svg:width="3.968cm" svg:height="0.7cm" svg:x="11.6cm" svg:y="12.252cm">
          <text:p text:style-name="P55"><text:span text:style-name="T24">Yellow Submarine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8.8cm" svg:y1="10.6cm" svg:x2="10.899cm" svg:y2="12.602cm" draw:start-shape="id15" draw:start-glue-point="1" draw:end-shape="id16" draw:end-glue-point="3" svg:d="M8800 10600c1573 0 524 2002 2099 2002" svg:viewBox="0 0 2100 2003">
          <text:p/>
        </draw:connector>
        <draw:connector draw:style-name="gr4" draw:text-style-name="P20" draw:layer="layout" draw:type="curve" svg:x1="17.6cm" svg:y1="11.6cm" svg:x2="15.568cm" svg:y2="12.602cm" draw:start-shape="id17" draw:start-glue-point="3" draw:end-shape="id18" draw:end-glue-point="1" svg:d="M17600 11600c-1524 0-508 1002-2032 1002" svg:viewBox="0 0 2033 1003">
          <text:p/>
        </draw:connector>
        <draw:custom-shape draw:style-name="gr40" draw:text-style-name="P24" draw:layer="layout" svg:width="1.5cm" svg:height="1cm" svg:x="1.3cm" svg:y="14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54" draw:text-style-name="P45" draw:layer="layout" svg:width="6cm" svg:height="1cm" svg:x="2.8cm" svg:y="14.1cm">
          <text:p text:style-name="P44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4.287cm" svg:height="1.587cm" svg:x="2.063cm" svg:y="16.2cm">
          <text:p text:style-name="P18"><text:span text:style-name="T17">значения </text:span></text:p>
          <text:p text:style-name="P18"><text:span text:style-name="T17">повторяются</text:span></text:p>
          <text:p text:style-name="P18"><text:span text:style-name="T25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56.902985074627 -14418.136020151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6" draw:text-style-name="P58" draw:layer="layout" svg:width="6.441cm" svg:height="1.505cm" svg:x="10.348cm" svg:y="14.504cm">
          <draw:text-box>
            <text:p text:style-name="P57"><text:span text:style-name="T26">work_mem </text:span><text:span text:style-name="T27">×</text:span><text:span text:style-name="T27"><text:line-break/></text:span><text:span text:style-name="T28">hash_mem_multipli</text:span><text:span text:style-name="T28">er</text:span></text:p>
          </draw:text-box>
        </draw:frame>
        <draw:custom-shape draw:style-name="gr57" draw:text-style-name="P21" draw:layer="layout" svg:width="5.08cm" svg:height="1.905cm" svg:x="11.43cm" svg:y="8.89cm">
          <text:p text:style-name="P18"><text:span text:style-name="T17">в общем случае –</text:span></text:p>
          <text:p text:style-name="P18"><text:span text:style-name="T17">несколько строк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00.11808699075 37454.35466946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22" draw:layer="layout" svg:width="16.799cm" svg:height="14.721cm" svg:x="2.1cm" svg:y="14.107cm" presentation:class="notes" presentation:user-transformed="true">
            <draw:text-box>
              <text:p text:style-name="P14"><text:span text:style-name="T6">Рассмотрим пример. </text:span><text:span text:style-name="T6">В отличие от </text:span><text:span text:style-name="T6">предыдущего, здесь </text:span><text:span text:style-name="T6">песен меньше, чем </text:span><text:span text:style-name="T6">альбомов; к тому же, </text:span><text:span text:style-name="T6">почти все они </text:span><text:span text:style-name="T6">относятся к одному и </text:span><text:span text:style-name="T6">тому же альбому.</text:span></text:p>
              <text:p text:style-name="P14"><text:span text:style-name="T18">Если необходимой </text:span><text:span text:style-name="T18">строки нет в хеш-</text:span><text:span text:style-name="T18">таблице, узел </text:span><text:span text:style-name="T18">Memoize читает ее </text:span><text:span text:style-name="T18">из внутреннего </text:span><text:span text:style-name="T18">набора, сохраняет в </text:span><text:span text:style-name="T18">кеше и возвращает </text:span><text:span text:style-name="T18">родительскому узлу </text:span><text:span text:style-name="T6">Nested Loop.</text:span></text:p>
              <text:p text:style-name="P14"><text:span text:style-name="T18">В общем случае </text:span><text:span text:style-name="T18">значению параметра </text:span><text:span text:style-name="T18">могут </text:span><text:span text:style-name="T18">соответствовать </text:span><text:span text:style-name="T18">несколько строк из </text:span><text:span text:style-name="T18">внутреннего набора </text:span><text:span text:style-name="T18">— будут </text:span><text:span text:style-name="T18">закешированы все </text:span><text:span text:style-name="T18">эти строки. Если все </text:span><text:span text:style-name="T18">они не помещаются </text:span><text:span text:style-name="T18">в память (которая </text:span><text:span text:style-name="T18">ограничена </text:span><text:span text:style-name="T29">размером </text:span><text:span text:style-name="T30">work_mem </text:span><text:span text:style-name="T29">× </text:span><text:span text:style-name="T30">hash_mem_multiplier</text:span><text:span text:style-name="T18">)</text:span><text:span text:style-name="T18">, значение </text:span><text:span text:style-name="T18">параметра </text:span><text:span text:style-name="T18">игнорируется, </text:span><text:span text:style-name="T18">поскольку </text:span><text:span text:style-name="T18">кешировать только </text:span><text:span text:style-name="T18">часть строк </text:span><text:span text:style-name="T23">нет </text:span><text:span text:style-name="T23">смысла. В плане </text:span><text:span text:style-name="T23">запроса количество </text:span><text:span text:style-name="T23">таких ситуаций будет </text:span><text:span text:style-name="T23">показано как </text:span><text:span text:style-name="T23">overflow. </text:span></text:p>
              <text:p text:style-name="P14"><text:span text:style-name="T6"/></text:p>
            </draw:text-box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8" draw:text-style-name="P24" draw:layer="layout" svg:width="6cm" svg:height="1cm" svg:x="2.63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7.601cm" svg:y="9.101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19.101cm" svg:y="9.101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24.601cm" svg:y="9.101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Мемоизация</text:p>
          </draw:text-box>
        </draw:frame>
        <draw:custom-shape draw:style-name="gr58" draw:text-style-name="P36" draw:layer="layout" svg:width="1.5cm" svg:height="1cm" svg:x="1.3cm" svg:y="10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.3cm" svg:y="12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6cm" svg:height="1cm" svg:x="2.8cm" svg:y="10.1cm">
          <text:p text:style-name="P27"><text:span text:style-name="T19">It’s All Too Much</text:span></text:p>
          <draw:enhanced-geometry svg:viewBox="0 0 21600 21600" draw:type="rectangle" draw:enhanced-path="M 0 0 L 21600 0 21600 21600 0 21600 0 0 Z N"/>
        </draw:custom-shape>
        <draw:custom-shape draw:style-name="gr30" draw:text-style-name="P31" xml:id="id19" draw:id="id19" draw:layer="layout" svg:width="6cm" svg:height="1cm" svg:x="2.8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cm" svg:height="1cm" svg:x="2.8cm" svg:y="12.1cm">
          <text:p text:style-name="P44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1.5cm" svg:height="1cm" svg:x="1.3cm" svg:y="13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61" draw:text-style-name="P45" draw:layer="layout" svg:width="6cm" svg:height="1cm" svg:x="2.8cm" svg:y="13.1cm">
          <text:p text:style-name="P44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.13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59" draw:layer="layout" svg:width="1.5cm" svg:height="1cm" svg:x="17.6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3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2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60" draw:layer="layout" svg:width="5.5cm" svg:height="1cm" svg:x="19.1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3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2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.5cm" svg:height="1cm" svg:x="17.6cm" svg:y="10.1cm">
          <text:p text:style-name="P25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5.5cm" svg:height="1cm" svg:x="19.1cm" svg:y="10.1cm">
          <text:p text:style-name="P33"><text:span text:style-name="T20">Let It B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2.114cm" svg:height="1cm" svg:x="24.6cm" svg:y="11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3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2.1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2.114cm" svg:height="1cm" svg:x="24.6cm" svg:y="10.1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7.1cm">
          <text:p text:style-name="P23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6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5.1cm">
          <text:p text:style-name="P27"><text:span text:style-name="T19">Help!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7.1cm">
          <text:p text:style-name="P27"><text:span text:style-name="T19">Revolver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6.1cm">
          <text:p text:style-name="P27"><text:span text:style-name="T19">A Hard Day’s Night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.5cm" svg:height="1cm" svg:x="17.6cm" svg:y="14.1cm">
          <text:p text:style-name="P25"><text:span text:style-name="T20">7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5.5cm" svg:height="1cm" svg:x="19.1cm" svg:y="14.1cm">
          <text:p text:style-name="P33"><text:span text:style-name="T20">Please Please 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5.1cm">
          <text:p text:style-name="P23"><text:span text:style-name="T19">1965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7.1cm">
          <text:p text:style-name="P23"><text:span text:style-name="T19">1966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6.1cm">
          <text:p text:style-name="P23"><text:span text:style-name="T19">1964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2.114cm" svg:height="1cm" svg:x="24.6cm" svg:y="14.1cm">
          <text:p text:style-name="P25"><text:span text:style-name="T20">1963</text:span></text:p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5.326cm" svg:height="2.46cm" draw:transform="skewX (-0.00610865238198015) translate (10.606cm 11.74cm)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20" draw:id="id20" draw:layer="layout" svg:width="0.701cm" svg:height="0.7cm" svg:x="10.899cm" svg:y="12.252cm">
          <text:p text:style-name="P53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53" draw:text-style-name="P56" draw:layer="layout" svg:width="3.968cm" svg:height="0.7cm" svg:x="11.6cm" svg:y="12.252cm">
          <text:p text:style-name="P55"><text:span text:style-name="T24">Yellow Submarine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8.8cm" svg:y1="11.6cm" svg:x2="10.899cm" svg:y2="12.602cm" draw:start-shape="id19" draw:start-glue-point="1" draw:end-shape="id20" draw:end-glue-point="3" svg:d="M8800 11600c1573 0 524 1002 2099 1002" svg:viewBox="0 0 2100 1003">
          <text:p/>
        </draw:connector>
        <draw:custom-shape draw:style-name="gr40" draw:text-style-name="P24" draw:layer="layout" svg:width="1.5cm" svg:height="1cm" svg:x="1.3cm" svg:y="14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6cm" svg:height="1cm" svg:x="2.8cm" svg:y="14.1cm">
          <text:p text:style-name="P44"><text:span text:style-name="T19">Another Girl</text:span></text:p>
          <draw:enhanced-geometry svg:viewBox="0 0 21600 21600" draw:type="rectangle" draw:enhanced-path="M 0 0 L 21600 0 21600 21600 0 21600 0 0 Z N"/>
        </draw:custom-shape>
        <draw:frame draw:style-name="gr56" draw:text-style-name="P58" draw:layer="layout" svg:width="6.441cm" svg:height="1.505cm" svg:x="10.347cm" svg:y="14.503cm">
          <draw:text-box>
            <text:p text:style-name="P57"><text:span text:style-name="T26">work_mem </text:span><text:span text:style-name="T27">×</text:span><text:span text:style-name="T27"><text:line-break/></text:span><text:span text:style-name="T28">hash_mem_multipli</text:span><text:span text:style-name="T28">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22" draw:layer="layout" svg:width="16.799cm" svg:height="14.721cm" svg:x="2.1cm" svg:y="14.107cm" presentation:class="notes" presentation:user-transformed="true">
            <draw:text-box>
              <text:p text:style-name="P14"><text:span text:style-name="T6">Если необходимая </text:span><text:span text:style-name="T6">строка уже есть в </text:span><text:span text:style-name="T6">кеше, узел Memoize </text:span><text:span text:style-name="T6">сразу возвращает ее </text:span><text:span text:style-name="T6">узлу Nested Loop. </text:span><text:span text:style-name="T6">Обращения к </text:span><text:span text:style-name="T6">внутреннему набору </text:span><text:span text:style-name="T6">не происходит.</text:span></text:p>
              <text:p text:style-name="P14"><text:span text:style-name="T6"/></text:p>
            </draw:text-box>
          </draw:frame>
        </presentation:notes>
      </draw:page>
      <draw:page draw:name="page14" draw:style-name="dp1" draw:master-page-name="master_5f_" presentation:presentation-page-layout-name="AL1T1">
        <office:forms form:automatic-focus="false" form:apply-design-mode="false"/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8" draw:text-style-name="P24" draw:layer="layout" svg:width="6cm" svg:height="1cm" svg:x="2.63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7.601cm" svg:y="9.101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19.101cm" svg:y="9.101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24.601cm" svg:y="9.101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Мемоизация</text:p>
          </draw:text-box>
        </draw:frame>
        <draw:custom-shape draw:style-name="gr58" draw:text-style-name="P36" draw:layer="layout" svg:width="1.5cm" svg:height="1cm" svg:x="1.3cm" svg:y="10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1.5cm" svg:height="1cm" svg:x="1.3cm" svg:y="12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6cm" svg:height="1cm" svg:x="2.8cm" svg:y="10.1cm">
          <text:p text:style-name="P27"><text:span text:style-name="T19">It’s All Too Much</text:span>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6cm" svg:height="1cm" svg:x="2.8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66" draw:text-style-name="P61" xml:id="id21" draw:id="id21" draw:layer="layout" svg:width="6cm" svg:height="1cm" svg:x="2.8cm" svg:y="12.1cm">
          <text:p text:style-name="P44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1.5cm" svg:height="1cm" svg:x="1.3cm" svg:y="13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6cm" svg:height="1cm" svg:x="2.8cm" svg:y="13.1cm">
          <text:p text:style-name="P44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.13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59" draw:layer="layout" svg:width="1.5cm" svg:height="1cm" svg:x="17.6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3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2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60" draw:layer="layout" svg:width="5.5cm" svg:height="1cm" svg:x="19.1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3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2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68" draw:text-style-name="P62" xml:id="id23" draw:id="id23" draw:layer="layout" svg:width="1.5cm" svg:height="1cm" svg:x="17.6cm" svg:y="10.1cm">
          <text:p text:style-name="P25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69" draw:text-style-name="P63" draw:layer="layout" svg:width="5.5cm" svg:height="1cm" svg:x="19.1cm" svg:y="10.1cm">
          <text:p text:style-name="P33"><text:span text:style-name="T20">Let It B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2.114cm" svg:height="1cm" svg:x="24.6cm" svg:y="11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3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2.1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70" draw:text-style-name="P62" draw:layer="layout" svg:width="2.114cm" svg:height="1cm" svg:x="24.6cm" svg:y="10.1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7.1cm">
          <text:p text:style-name="P23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6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5.1cm">
          <text:p text:style-name="P27"><text:span text:style-name="T19">Help!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7.1cm">
          <text:p text:style-name="P27"><text:span text:style-name="T19">Revolver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6.1cm">
          <text:p text:style-name="P27"><text:span text:style-name="T19">A Hard Day’s Night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.5cm" svg:height="1cm" svg:x="17.6cm" svg:y="14.1cm">
          <text:p text:style-name="P25"><text:span text:style-name="T20">7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5.5cm" svg:height="1cm" svg:x="19.1cm" svg:y="14.1cm">
          <text:p text:style-name="P33"><text:span text:style-name="T20">Please Please 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5.1cm">
          <text:p text:style-name="P23"><text:span text:style-name="T19">1965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7.1cm">
          <text:p text:style-name="P23"><text:span text:style-name="T19">1966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6.1cm">
          <text:p text:style-name="P23"><text:span text:style-name="T19">1964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2.114cm" svg:height="1cm" svg:x="24.6cm" svg:y="14.1cm">
          <text:p text:style-name="P25"><text:span text:style-name="T20">1963</text:span></text:p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5.326cm" svg:height="2.46cm" draw:transform="skewX (-0.00610865238198015) translate (10.606cm 11.74cm)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22" draw:id="id22" draw:layer="layout" svg:width="0.701cm" svg:height="0.7cm" svg:x="10.899cm" svg:y="12.252cm">
          <text:p text:style-name="P53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53" draw:text-style-name="P56" draw:layer="layout" svg:width="3.968cm" svg:height="0.7cm" svg:x="11.6cm" svg:y="12.252cm">
          <text:p text:style-name="P55"><text:span text:style-name="T24">Let It Be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8.8cm" svg:y1="12.6cm" svg:x2="10.899cm" svg:y2="12.602cm" draw:start-shape="id21" draw:start-glue-point="1" draw:end-shape="id22" draw:end-glue-point="3" svg:d="M8800 12600c1573 0 524 2 2099 2" svg:viewBox="0 0 2100 3">
          <text:p/>
        </draw:connector>
        <draw:custom-shape draw:style-name="gr40" draw:text-style-name="P24" draw:layer="layout" svg:width="1.5cm" svg:height="1cm" svg:x="1.3cm" svg:y="14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71" draw:text-style-name="P45" draw:layer="layout" svg:width="6cm" svg:height="1cm" svg:x="2.8cm" svg:y="14.1cm">
          <text:p text:style-name="P44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1.5cm" svg:height="1cm" svg:x="1.3cm" svg:y="13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72" draw:text-style-name="P45" draw:layer="layout" svg:width="6cm" svg:height="1cm" svg:x="2.8cm" svg:y="13.1cm">
          <text:p text:style-name="P44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73" draw:text-style-name="P64" draw:layer="layout" svg:width="0.701cm" svg:height="0.7cm" svg:x="10.899cm" svg:y="12.952cm">
          <text:p text:style-name="P53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74" draw:text-style-name="P65" draw:layer="layout" svg:width="3.968cm" svg:height="0.7cm" svg:x="11.6cm" svg:y="12.952cm">
          <text:p text:style-name="P55"><text:span text:style-name="T24">Yellow Submarine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17.6cm" svg:y1="10.6cm" svg:x2="15.569cm" svg:y2="12.7cm" draw:start-shape="id23" draw:start-glue-point="3" svg:d="M17600 10600c-1899 0-884 2100-2031 2100" svg:viewBox="0 0 2032 2101">
          <text:p/>
        </draw:connector>
        <draw:custom-shape draw:style-name="gr55" draw:text-style-name="P21" draw:layer="layout" svg:width="4.287cm" svg:height="1.587cm" svg:x="10.318cm" svg:y="9.525cm">
          <text:p text:style-name="P18"><text:span text:style-name="T25"><text:s/></text:span><text:span text:style-name="T17"><text:line-break/></text:span><text:span text:style-name="T17">добавляется</text:span><text:span text:style-name="T17"><text:line-break/></text:span><text:span text:style-name="T17">в начало</text:span></text:p>
          <text:p text:style-name="P18"><text:span text:style-name="T25"><text:s/>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6688.6194029851 36398.99244332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56" draw:text-style-name="P58" draw:layer="layout" svg:width="6.441cm" svg:height="1.505cm" svg:x="10.346cm" svg:y="14.502cm">
          <draw:text-box>
            <text:p text:style-name="P57"><text:span text:style-name="T26">work_mem </text:span><text:span text:style-name="T27">×</text:span><text:span text:style-name="T27"><text:line-break/></text:span><text:span text:style-name="T28">hash_mem_multipli</text:span><text:span text:style-name="T28">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22" draw:layer="layout" svg:width="16.799cm" svg:height="14.721cm" svg:x="2.1cm" svg:y="14.107cm" presentation:class="notes" presentation:user-transformed="true">
            <draw:text-box>
              <text:p text:style-name="P14"><text:span text:style-name="T6">Пока в кеше хватает </text:span><text:span text:style-name="T6">места, новые </text:span><text:span text:style-name="T6">значения </text:span><text:span text:style-name="T6">продолжают </text:span><text:span text:style-name="T6">кешироваться. При </text:span><text:span text:style-name="T6">этом новое значение </text:span><text:span text:style-name="T6">добавляется в </text:span><text:span text:style-name="T6">начало кеша.</text:span></text:p>
              <text:p text:style-name="P14"><text:span text:style-name="T6"/></text:p>
            </draw:text-box>
          </draw:frame>
        </presentation:notes>
      </draw:page>
      <draw:page draw:name="page15" draw:style-name="dp1" draw:master-page-name="master_5f_" presentation:presentation-page-layout-name="AL1T1">
        <office:forms form:automatic-focus="false" form:apply-design-mode="false"/>
        <draw:frame presentation:style-name="pr4" draw:text-style-name="P17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8" draw:text-style-name="P24" draw:layer="layout" svg:width="6cm" svg:height="1cm" svg:x="2.63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7.601cm" svg:y="9.101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19.101cm" svg:y="9.101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24.601cm" svg:y="9.101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Мемоизация</text:p>
          </draw:text-box>
        </draw:frame>
        <draw:custom-shape draw:style-name="gr58" draw:text-style-name="P36" draw:layer="layout" svg:width="1.5cm" svg:height="1cm" svg:x="1.3cm" svg:y="10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5cm" svg:height="1cm" svg:x="1.3cm" svg:y="12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6cm" svg:height="1cm" svg:x="2.8cm" svg:y="10.1cm">
          <text:p text:style-name="P27"><text:span text:style-name="T19">It’s All Too Much</text:span>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6cm" svg:height="1cm" svg:x="2.8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75" draw:text-style-name="P66" draw:layer="layout" svg:width="6cm" svg:height="1cm" svg:x="2.8cm" svg:y="12.1cm">
          <text:p text:style-name="P44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40" draw:text-style-name="P24" draw:layer="layout" svg:width="1.5cm" svg:height="1cm" svg:x="1.3cm" svg:y="13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76" draw:text-style-name="P45" draw:layer="layout" svg:width="6cm" svg:height="1cm" svg:x="2.8cm" svg:y="13.1cm">
          <text:p text:style-name="P44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.13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59" draw:layer="layout" svg:width="1.5cm" svg:height="1cm" svg:x="17.6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3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2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60" draw:layer="layout" svg:width="5.5cm" svg:height="1cm" svg:x="19.1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3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2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77" draw:text-style-name="P67" draw:layer="layout" svg:width="1.5cm" svg:height="1cm" svg:x="17.6cm" svg:y="10.1cm">
          <text:p text:style-name="P25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78" draw:text-style-name="P68" draw:layer="layout" svg:width="5.5cm" svg:height="1cm" svg:x="19.1cm" svg:y="10.1cm">
          <text:p text:style-name="P33"><text:span text:style-name="T20">Let It B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2.114cm" svg:height="1cm" svg:x="24.6cm" svg:y="11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3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2.1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79" draw:text-style-name="P67" draw:layer="layout" svg:width="2.114cm" svg:height="1cm" svg:x="24.6cm" svg:y="10.1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7.1cm">
          <text:p text:style-name="P23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6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5.1cm">
          <text:p text:style-name="P27"><text:span text:style-name="T19">Help!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7.1cm">
          <text:p text:style-name="P27"><text:span text:style-name="T19">Revolver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6.1cm">
          <text:p text:style-name="P27"><text:span text:style-name="T19">A Hard Day’s Night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.5cm" svg:height="1cm" svg:x="17.6cm" svg:y="14.1cm">
          <text:p text:style-name="P25"><text:span text:style-name="T20">7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5.5cm" svg:height="1cm" svg:x="19.1cm" svg:y="14.1cm">
          <text:p text:style-name="P33"><text:span text:style-name="T20">Please Please 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5.1cm">
          <text:p text:style-name="P23"><text:span text:style-name="T19">1965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7.1cm">
          <text:p text:style-name="P23"><text:span text:style-name="T19">1966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6.1cm">
          <text:p text:style-name="P23"><text:span text:style-name="T19">1964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2.114cm" svg:height="1cm" svg:x="24.6cm" svg:y="14.1cm">
          <text:p text:style-name="P25"><text:span text:style-name="T20">1963</text:span></text:p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5.326cm" svg:height="2.46cm" draw:transform="skewX (-0.00610865238198015) translate (10.606cm 11.74cm)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25" draw:id="id25" draw:layer="layout" svg:width="0.701cm" svg:height="0.7cm" svg:x="10.899cm" svg:y="12.252cm">
          <text:p text:style-name="P53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70" draw:layer="layout" svg:width="3.968cm" svg:height="0.7cm" svg:x="11.6cm" svg:y="12.252cm">
          <text:p text:style-name="P69"><text:span text:style-name="T24">Yellow Submarine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8.8cm" svg:y1="13.6cm" svg:x2="10.899cm" svg:y2="12.602cm" draw:start-shape="id24" draw:end-shape="id25" draw:end-glue-point="3" svg:d="M8800 13600c1573 0 524-998 2099-998" svg:viewBox="0 0 2100 999">
          <text:p/>
        </draw:connector>
        <draw:custom-shape draw:style-name="gr40" draw:text-style-name="P24" draw:layer="layout" svg:width="1.5cm" svg:height="1cm" svg:x="1.3cm" svg:y="14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81" draw:text-style-name="P45" draw:layer="layout" svg:width="6cm" svg:height="1cm" svg:x="2.8cm" svg:y="14.1cm">
          <text:p text:style-name="P44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1.5cm" svg:height="1cm" svg:x="1.3cm" svg:y="13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82" draw:text-style-name="P61" xml:id="id24" draw:id="id24" draw:layer="layout" svg:width="6cm" svg:height="1cm" svg:x="2.8cm" svg:y="13.1cm">
          <text:p text:style-name="P44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73" draw:text-style-name="P64" draw:layer="layout" svg:width="0.701cm" svg:height="0.7cm" svg:x="10.899cm" svg:y="12.952cm">
          <text:p text:style-name="P53"><text:span text:style-name="T24">3</text:span></text:p>
          <draw:enhanced-geometry svg:viewBox="0 0 21600 21600" draw:type="rectangle" draw:enhanced-path="M 0 0 L 21600 0 21600 21600 0 21600 0 0 Z N"/>
        </draw:custom-shape>
        <draw:custom-shape draw:style-name="gr74" draw:text-style-name="P65" draw:layer="layout" svg:width="3.968cm" svg:height="0.7cm" svg:x="11.6cm" svg:y="12.952cm">
          <text:p text:style-name="P55"><text:span text:style-name="T24">Let it Be</text:span></text:p>
          <draw:enhanced-geometry svg:viewBox="0 0 21600 21600" draw:type="rectangle" draw:enhanced-path="M 0 0 L 21600 0 21600 21600 0 21600 0 0 Z N"/>
        </draw:custom-shape>
        <draw:frame draw:style-name="gr56" draw:text-style-name="P58" draw:layer="layout" svg:width="6.441cm" svg:height="1.505cm" svg:x="10.347cm" svg:y="14.503cm">
          <draw:text-box>
            <text:p text:style-name="P57"><text:span text:style-name="T26">work_mem </text:span><text:span text:style-name="T27">×</text:span><text:span text:style-name="T27"><text:line-break/></text:span><text:span text:style-name="T28">hash_mem_multipli</text:span><text:span text:style-name="T28">er</text:span></text:p>
          </draw:text-box>
        </draw:frame>
        <draw:custom-shape draw:style-name="gr55" draw:text-style-name="P21" draw:layer="layout" svg:width="4.287cm" svg:height="1.587cm" svg:x="10.318cm" svg:y="9.469cm">
          <text:p text:style-name="P18"><text:span text:style-name="T17">свежее</text:span></text:p>
          <text:p text:style-name="P18"><text:span text:style-name="T17">всплывает</text:span></text:p>
          <text:p text:style-name="P18"><text:span text:style-name="T25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683.5820895522 36385.39042821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22" draw:layer="layout" svg:width="16.799cm" svg:height="14.721cm" svg:x="2.1cm" svg:y="14.107cm" presentation:class="notes" presentation:user-transformed="true">
            <draw:text-box>
              <text:p text:style-name="P14"><text:span text:style-name="T6">Уже закешированное </text:span><text:span text:style-name="T6">значение </text:span><text:span text:style-name="T6">«всплывает наверх», </text:span><text:span text:style-name="T6">когда к нему </text:span><text:span text:style-name="T6">обращаются, а </text:span><text:span text:style-name="T6">остальные, </text:span><text:span text:style-name="T6">соответственно, </text:span><text:span text:style-name="T6">опускаются вниз.</text:span></text:p>
              <text:p text:style-name="P14"><text:span text:style-name="T6"/></text:p>
            </draw:text-box>
          </draw:frame>
        </presentation:notes>
      </draw:page>
      <draw:page draw:name="page16" draw:style-name="dp1" draw:master-page-name="master_5f_" presentation:presentation-page-layout-name="AL1T1">
        <office:forms form:automatic-focus="false" form:apply-design-mode="false"/>
        <draw:frame presentation:style-name="pr4" draw:text-style-name="P71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8" draw:text-style-name="P24" draw:layer="layout" svg:width="6cm" svg:height="1cm" svg:x="2.63cm" svg:y="9.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7.601cm" svg:y="9.101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19.101cm" svg:y="9.101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24.601cm" svg:y="9.101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frame presentation:style-name="pr7" draw:layer="layout" svg:width="20.136cm" svg:height="1.803cm" svg:x="1.2cm" svg:y="0.737cm" presentation:class="title" presentation:user-transformed="true">
          <draw:text-box>
            <text:p>Мемоизация</text:p>
          </draw:text-box>
        </draw:frame>
        <draw:custom-shape draw:style-name="gr58" draw:text-style-name="P36" draw:layer="layout" svg:width="1.5cm" svg:height="1cm" svg:x="1.3cm" svg:y="10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5cm" svg:height="1cm" svg:x="1.3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1.5cm" svg:height="1cm" svg:x="1.3cm" svg:y="12.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6cm" svg:height="1cm" svg:x="2.8cm" svg:y="10.1cm">
          <text:p text:style-name="P27"><text:span text:style-name="T19">It’s All Too Much</text:span></text:p>
          <draw:enhanced-geometry svg:viewBox="0 0 21600 21600" draw:type="rectangle" draw:enhanced-path="M 0 0 L 21600 0 21600 21600 0 21600 0 0 Z N"/>
        </draw:custom-shape>
        <draw:custom-shape draw:style-name="gr59" draw:text-style-name="P37" draw:layer="layout" svg:width="6cm" svg:height="1cm" svg:x="2.8cm" svg:y="11.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83" draw:text-style-name="P66" draw:layer="layout" svg:width="6cm" svg:height="1cm" svg:x="2.8cm" svg:y="12.1cm">
          <text:p text:style-name="P44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.3cm" svg:y="13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84" draw:text-style-name="P66" draw:layer="layout" svg:width="6cm" svg:height="1cm" svg:x="2.8cm" svg:y="13.1cm">
          <text:p text:style-name="P44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.13cm" svg:y="9.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62" draw:text-style-name="P59" draw:layer="layout" svg:width="1.5cm" svg:height="1cm" svg:x="17.6cm" svg:y="11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3.1cm">
          <text:p text:style-name="P23"><text:span text:style-name="T19">6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2.1cm">
          <text:p text:style-name="P23"><text:span text:style-name="T19">4</text:span></text:p>
          <draw:enhanced-geometry svg:viewBox="0 0 21600 21600" draw:type="rectangle" draw:enhanced-path="M 0 0 L 21600 0 21600 21600 0 21600 0 0 Z N"/>
        </draw:custom-shape>
        <draw:custom-shape draw:style-name="gr63" draw:text-style-name="P60" draw:layer="layout" svg:width="5.5cm" svg:height="1cm" svg:x="19.1cm" svg:y="11.1cm">
          <text:p text:style-name="P27"><text:span text:style-name="T19">Yellow Submarine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3.1cm">
          <text:p text:style-name="P27"><text:span text:style-name="T19">Abbey Road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2.1cm">
          <text:p text:style-name="P27"><text:span text:style-name="T19">The Beatles</text:span></text:p>
          <draw:enhanced-geometry svg:viewBox="0 0 21600 21600" draw:type="rectangle" draw:enhanced-path="M 0 0 L 21600 0 21600 21600 0 21600 0 0 Z N"/>
        </draw:custom-shape>
        <draw:custom-shape draw:style-name="gr77" draw:text-style-name="P67" draw:layer="layout" svg:width="1.5cm" svg:height="1cm" svg:x="17.6cm" svg:y="10.1cm">
          <text:p text:style-name="P25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78" draw:text-style-name="P68" draw:layer="layout" svg:width="5.5cm" svg:height="1cm" svg:x="19.1cm" svg:y="10.1cm">
          <text:p text:style-name="P33"><text:span text:style-name="T20">Let It Be</text:span></text:p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2.114cm" svg:height="1cm" svg:x="24.6cm" svg:y="11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3.1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2.1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79" draw:text-style-name="P67" draw:layer="layout" svg:width="2.114cm" svg:height="1cm" svg:x="24.6cm" svg:y="10.1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custom-shape draw:style-name="gr42" draw:text-style-name="P46" xml:id="id28" draw:id="id28" draw:layer="layout" svg:width="1.5cm" svg:height="1cm" svg:x="17.6cm" svg:y="15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7.1cm">
          <text:p text:style-name="P23"><text:span text:style-name="T19">8</text:span></text:p>
          <draw:enhanced-geometry svg:viewBox="0 0 21600 21600" draw:type="rectangle" draw:enhanced-path="M 0 0 L 21600 0 21600 21600 0 21600 0 0 Z N"/>
        </draw:custom-shape>
        <draw:custom-shape draw:style-name="gr43" draw:text-style-name="P47" draw:layer="layout" svg:width="1.5cm" svg:height="1cm" svg:x="17.6cm" svg:y="16.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44" draw:text-style-name="P48" draw:layer="layout" svg:width="5.5cm" svg:height="1cm" svg:x="19.1cm" svg:y="15.1cm">
          <text:p text:style-name="P27"><text:span text:style-name="T19">Help!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7.1cm">
          <text:p text:style-name="P27"><text:span text:style-name="T19">Revolver</text:span></text:p>
          <draw:enhanced-geometry svg:viewBox="0 0 21600 21600" draw:type="rectangle" draw:enhanced-path="M 0 0 L 21600 0 21600 21600 0 21600 0 0 Z N"/>
        </draw:custom-shape>
        <draw:custom-shape draw:style-name="gr45" draw:text-style-name="P49" draw:layer="layout" svg:width="5.5cm" svg:height="1cm" svg:x="19.1cm" svg:y="16.1cm">
          <text:p text:style-name="P27"><text:span text:style-name="T19">A Hard Day’s Night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draw:layer="layout" svg:width="1.5cm" svg:height="1cm" svg:x="17.6cm" svg:y="14.1cm">
          <text:p text:style-name="P25"><text:span text:style-name="T20">7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draw:layer="layout" svg:width="5.5cm" svg:height="1cm" svg:x="19.1cm" svg:y="14.1cm">
          <text:p text:style-name="P33"><text:span text:style-name="T20">Please Please Me</text:span></text:p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2.114cm" svg:height="1cm" svg:x="24.6cm" svg:y="15.1cm">
          <text:p text:style-name="P23"><text:span text:style-name="T19">1965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7.1cm">
          <text:p text:style-name="P23"><text:span text:style-name="T19">1966</text:span></text:p>
          <draw:enhanced-geometry svg:viewBox="0 0 21600 21600" draw:type="rectangle" draw:enhanced-path="M 0 0 L 21600 0 21600 21600 0 21600 0 0 Z N"/>
        </draw:custom-shape>
        <draw:custom-shape draw:style-name="gr49" draw:text-style-name="P47" draw:layer="layout" svg:width="2.114cm" svg:height="1cm" svg:x="24.6cm" svg:y="16.1cm">
          <text:p text:style-name="P23"><text:span text:style-name="T19">1964</text:span></text:p>
          <draw:enhanced-geometry svg:viewBox="0 0 21600 21600" draw:type="rectangle" draw:enhanced-path="M 0 0 L 21600 0 21600 21600 0 21600 0 0 Z N"/>
        </draw:custom-shape>
        <draw:custom-shape draw:style-name="gr50" draw:text-style-name="P50" draw:layer="layout" svg:width="2.114cm" svg:height="1cm" svg:x="24.6cm" svg:y="14.1cm">
          <text:p text:style-name="P25"><text:span text:style-name="T20">1963</text:span></text:p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5.326cm" svg:height="2.46cm" draw:transform="skewX (-0.00610865238198015) translate (10.606cm 11.74cm)">
          <text:p/>
          <draw:enhanced-geometry svg:viewBox="0 0 21600 21600" draw:path-stretchpoint-x="10800" draw:path-stretchpoint-y="10800" draw:text-areas="?f3 ?f4 ?f5 ?f6" draw:type="round-rectangle" draw:modifiers="1168.628242656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4" xml:id="id27" draw:id="id27" draw:layer="layout" svg:width="0.701cm" svg:height="0.7cm" svg:x="10.899cm" svg:y="12.252cm">
          <text:p text:style-name="P53"><text:span text:style-name="T24">2</text:span></text:p>
          <draw:enhanced-geometry svg:viewBox="0 0 21600 21600" draw:type="rectangle" draw:enhanced-path="M 0 0 L 21600 0 21600 21600 0 21600 0 0 Z N"/>
        </draw:custom-shape>
        <draw:custom-shape draw:style-name="gr85" draw:text-style-name="P70" draw:layer="layout" svg:width="3.968cm" svg:height="0.7cm" svg:x="11.6cm" svg:y="12.252cm">
          <text:p text:style-name="P69"><text:span text:style-name="T24">Help!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8.8cm" svg:y1="14.6cm" svg:x2="10.899cm" svg:y2="12.602cm" draw:start-shape="id26" draw:start-glue-point="1" draw:end-shape="id27" draw:end-glue-point="3" svg:d="M8800 14600c1573 0 524-1998 2099-1998" svg:viewBox="0 0 2100 1999">
          <text:p/>
        </draw:connector>
        <draw:custom-shape draw:style-name="gr17" draw:text-style-name="P30" draw:layer="layout" svg:width="1.5cm" svg:height="1cm" svg:x="1.3cm" svg:y="14.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86" draw:text-style-name="P61" xml:id="id26" draw:id="id26" draw:layer="layout" svg:width="6cm" svg:height="1cm" svg:x="2.8cm" svg:y="14.1cm">
          <text:p text:style-name="P44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1.5cm" svg:height="1cm" svg:x="1.3cm" svg:y="13.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87" draw:text-style-name="P66" draw:layer="layout" svg:width="6cm" svg:height="1cm" svg:x="2.8cm" svg:y="13.1cm">
          <text:p text:style-name="P44"><text:span text:style-name="T19">All You Need Is Love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17.6cm" svg:y1="15.6cm" svg:x2="15.57cm" svg:y2="12.723cm" draw:start-shape="id28" draw:start-glue-point="3" svg:d="M17600 15600c-1897 0-883-2877-2030-2877" svg:viewBox="0 0 2031 2878">
          <text:p/>
        </draw:connector>
        <draw:custom-shape draw:style-name="gr73" draw:text-style-name="P64" draw:layer="layout" svg:width="0.701cm" svg:height="0.7cm" svg:x="10.899cm" svg:y="12.952cm">
          <text:p text:style-name="P53"><text:span text:style-name="T24">1</text:span></text:p>
          <draw:enhanced-geometry svg:viewBox="0 0 21600 21600" draw:type="rectangle" draw:enhanced-path="M 0 0 L 21600 0 21600 21600 0 21600 0 0 Z N"/>
        </draw:custom-shape>
        <draw:custom-shape draw:style-name="gr88" draw:text-style-name="P72" draw:layer="layout" svg:width="3.968cm" svg:height="0.7cm" svg:x="11.6cm" svg:y="12.952cm">
          <text:p text:style-name="P69"><text:span text:style-name="T24">Yellow Submarine</text:span></text:p>
          <draw:enhanced-geometry svg:viewBox="0 0 21600 21600" draw:type="rectangle" draw:enhanced-path="M 0 0 L 21600 0 21600 21600 0 21600 0 0 Z N"/>
        </draw:custom-shape>
        <draw:custom-shape draw:style-name="gr89" draw:text-style-name="P21" draw:layer="layout" svg:width="4.687cm" svg:height="1.587cm" svg:x="9.918cm" svg:y="15.081cm">
          <text:p text:style-name="P18"><text:span text:style-name="T17">старое</text:span></text:p>
          <text:p text:style-name="P18"><text:span text:style-name="T17">отбрасывается</text:span></text:p>
          <text:p text:style-name="P18"><text:span text:style-name="T25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63.1399317406 -10868.01007556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2" draw:layer="layout" svg:width="16.799cm" svg:height="14.721cm" svg:x="2.1cm" svg:y="14.107cm" presentation:class="notes" presentation:user-transformed="true">
            <draw:text-box>
              <text:p text:style-name="P14"><text:span text:style-name="T6">Если память </text:span><text:span text:style-name="T6">заканчивается, из </text:span><text:span text:style-name="T6">кеша удаляются </text:span><text:span text:style-name="T6">«нижние» строки,</text:span><text:span text:style-name="T6"><text:line-break/></text:span><text:span text:style-name="T6">к которым дольше </text:span><text:span text:style-name="T6">всего не было </text:span><text:span text:style-name="T6">обращений. Таким </text:span><text:span text:style-name="T6">образом </text:span><text:span text:style-name="T6">реализуется </text:span><text:span text:style-name="T6">алгоритм </text:span><text:span text:style-name="T6">вытеснения LRU.</text:span></text:p>
              <text:p text:style-name="P14"><text:span text:style-name="T6"/></text:p>
              <text:p text:style-name="P14"><text:span text:style-name="T6"/></text:p>
            </draw:text-box>
          </draw:frame>
        </presentation:notes>
      </draw:page>
      <draw:page draw:name="page17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</text:span><text:span text:style-name="T10">страци</text:span><text:span text:style-name="T10">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7" draw:text-style-name="P4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</text:span><text:span text:style-name="T22">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_5f_" presentation:presentation-page-layout-name="AL1T1">
        <office:forms form:automatic-focus="false" form:apply-design-mode="false"/>
        <draw:frame presentation:style-name="pr12" draw:layer="layout" svg:width="20.39cm" svg:height="1.737cm" svg:x="1.2cm" svg:y="0.737cm" presentation:class="title" presentation:user-transformed="true">
          <draw:text-box>
            <text:p><text:span text:style-name="T10">Вычис</text:span><text:span text:style-name="T10">лител</text:span><text:span text:style-name="T10">ьная </text:span><text:span text:style-name="T10">сложн</text:span><text:span text:style-name="T10">ость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31">~ </text:span><text:span text:style-name="T32">N</text:span><text:span text:style-name="T33">×</text:span><text:span text:style-name="T34">M</text:span><text:span text:style-name="T35">, где</text:span></text:p>
                <text:list>
                  <text:list-item>
                    <text:p text:style-name="P73"><text:span text:style-name="T36">N</text:span><text:span text:style-name="T36"><text:tab/></text:span><text:span text:style-name="T37">— число строк во внешнем наборе данных,</text:span><text:span text:style-name="T36"><text:line-break/></text:span><text:span text:style-name="T36">M</text:span><text:span text:style-name="T36"><text:tab/></text:span><text:span text:style-name="T37">— среднее число строк внутреннего набора,</text:span><text:span text:style-name="T37"><text:line-break/></text:span><text:span text:style-name="T37"><text:tab/></text:span><text:span text:style-name="T37"><text:tab/></text:span><text:span text:style-name="T37">приходящееся на одну итерацию</text:span></text:p>
                  </text:list-item>
                  <text:list-item>
                    <text:p text:style-name="P12"><text:span text:style-name="T12"/></text:p>
                  </text:list-item>
                </text:list>
              </text:list-item>
              <text:list-item>
                <text:p text:style-name="P8"><text:span text:style-name="T11">Соединение эффективно только для небольшого числа стро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15" draw:layer="layout" svg:width="16.799cm" svg:height="13.364cm" svg:x="2.1cm" svg:y="14.107cm" presentation:class="notes" presentation:user-transformed="true">
            <draw:text-box>
              <text:p text:style-name="P14"><text:span text:style-name="T6">Если принять за </text:span><text:span text:style-name="T13">N</text:span><text:span text:style-name="T6"> </text:span><text:span text:style-name="T6">число строк во </text:span><text:span text:style-name="T6">внешнем наборе </text:span><text:span text:style-name="T6">данных, а за </text:span><text:span text:style-name="T13">M</text:span><text:span text:style-name="T6"> — </text:span><text:span text:style-name="T6">среднее число строк </text:span><text:span text:style-name="T6">внутреннего набора, </text:span><text:span text:style-name="T6">приходящееся на </text:span><text:span text:style-name="T6">одну итерацию, то </text:span><text:span text:style-name="T6">общая сложность </text:span><text:span text:style-name="T6">соединения будет </text:span><text:span text:style-name="T6">пропорциональна </text:span><text:span text:style-name="T6">произведению </text:span><text:span text:style-name="T13">N </text:span><text:span text:style-name="T38">×</text:span><text:span text:style-name="T13">M</text:span><text:span text:style-name="T6">.</text:span></text:p>
              <text:p text:style-name="P14"><text:span text:style-name="T6">Для </text:span><text:span text:style-name="T6">непараметризованно</text:span><text:span text:style-name="T6">го соединения </text:span><text:span text:style-name="T13">M</text:span><text:span text:style-name="T6"> </text:span><text:span text:style-name="T6">будет в точности </text:span><text:span text:style-name="T6">равно числу строк </text:span><text:span text:style-name="T6">внутреннего набора; </text:span><text:span text:style-name="T6">для </text:span><text:span text:style-name="T6">параметризованного </text:span><text:span text:style-name="T6">— </text:span><text:span text:style-name="T13">M</text:span><text:span text:style-name="T6"> может быть </text:span><text:span text:style-name="T6">значительно </text:span><text:span text:style-name="T6">меньше.</text:span></text:p>
              <text:p text:style-name="P14"><text:span text:style-name="T6">Метод соединения </text:span><text:span text:style-name="T6">вложенным циклом </text:span><text:span text:style-name="T6">эффективен только </text:span><text:span text:style-name="T6">для небольшого </text:span><text:span text:style-name="T6">числа строк. В </text:span><text:span text:style-name="T6">частности, такой </text:span><text:span text:style-name="T6">метод (в сочетании</text:span><text:span text:style-name="T6"><text:line-break/></text:span><text:span text:style-name="T6">с индексным </text:span><text:span text:style-name="T6">доступом) </text:span><text:span text:style-name="T6">характерен для </text:span><text:span text:style-name="T6">OLTP-запросов, в </text:span><text:span text:style-name="T6">которых надо очень </text:span><text:span text:style-name="T6">быстро вернуть </text:span><text:span text:style-name="T6">мало строк.</text:span></text:p>
              <text:p text:style-name="P14"><text:span text:style-name="T6"/></text:p>
            </draw:text-box>
          </draw:frame>
        </presentation:notes>
      </draw:page>
      <draw:page draw:name="page19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</text:span><text:span text:style-name="T10">страци</text:span><text:span text:style-name="T10">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7" draw:text-style-name="P4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</text:span><text:span text:style-name="T22">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_5f_" presentation:presentation-page-layout-name="AL1T1">
        <office:forms form:automatic-focus="false" form:apply-design-mode="false"/>
        <draw:frame presentation:style-name="pr7" draw:layer="layout" svg:width="20.136cm" svg:height="1.803cm" svg:x="1.2cm" svg:y="0.737cm" presentation:class="title" presentation:user-transformed="true">
          <draw:text-box>
            <text:p>В параллельных планах</text:p>
          </draw:text-box>
        </draw:frame>
        <draw:frame presentation:style-name="pr13" draw:text-style-name="P74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43"><text:span text:style-name="T15">Внешний набор строк сканируется параллельно,</text:span><text:span text:style-name="T15"><text:line-break/></text:span><text:span text:style-name="T15">внутренний — последовательно каждым процессом</text:span></text:p>
              </text:list-item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custom-shape draw:style-name="gr90" draw:text-style-name="P75" xml:id="id30" draw:id="id30" draw:layer="layout" svg:width="3.235cm" svg:height="1.598cm" svg:x="3.499cm" svg:y="13.9cm">
          <text:p text:style-name="P18"><text:span text:style-name="T17">Nested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3.345cm" svg:y1="17.202cm" svg:x2="5.116cm" svg:y2="15.498cm" draw:start-shape="id29" draw:start-glue-point="0" draw:end-shape="id30" draw:end-glue-point="2" svg:d="M3345 17202c0-1276 1771-425 1771-1704" svg:viewBox="0 0 1772 1705">
          <text:p/>
        </draw:connector>
        <draw:custom-shape draw:style-name="gr91" draw:text-style-name="P75" xml:id="id31" draw:id="id31" draw:layer="layout" svg:width="2.848cm" svg:height="1.498cm" svg:x="5.949cm" svg:y="17.202cm">
          <text:p text:style-name="P18"><text:span text:style-name="T17">Index Scan</text:span></text:p>
          <text:p text:style-name="P18"><text:span text:style-name="T17">on so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7.373cm" svg:y1="17.202cm" svg:x2="5.116cm" svg:y2="15.498cm" draw:start-shape="id31" draw:start-glue-point="0" draw:end-shape="id30" draw:end-glue-point="2" svg:d="M7373 17202c0-1276-2257-425-2257-1704" svg:viewBox="0 0 2258 1705">
          <text:p/>
        </draw:connector>
        <draw:custom-shape draw:style-name="gr92" draw:text-style-name="P75" xml:id="id29" draw:id="id29" draw:layer="layout" svg:width="4.29cm" svg:height="1.498cm" svg:x="1.2cm" svg:y="17.202cm">
          <text:p text:style-name="P18"><text:span text:style-name="T17">Parallel Seq Scan</text:span></text:p>
          <text:p text:style-name="P18"><text:span text:style-name="T17">on albu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9" xml:id="id33" draw:id="id33" draw:layer="layout" svg:width="3.235cm" svg:height="1.598cm" svg:x="12.2cm" svg:y="13.901cm">
          <text:p text:style-name="P18"><text:span text:style-name="T17">Nested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12.046cm" svg:y1="17.203cm" svg:x2="13.817cm" svg:y2="15.499cm" draw:start-shape="id32" draw:start-glue-point="0" draw:end-shape="id33" draw:end-glue-point="2" svg:d="M12046 17203c0-1276 1771-425 1771-1704" svg:viewBox="0 0 1772 1705">
          <text:p/>
        </draw:connector>
        <draw:custom-shape draw:style-name="gr94" draw:text-style-name="P19" xml:id="id34" draw:id="id34" draw:layer="layout" svg:width="2.848cm" svg:height="1.498cm" svg:x="14.65cm" svg:y="17.203cm">
          <text:p text:style-name="P18"><text:span text:style-name="T17">Index Scan</text:span></text:p>
          <text:p text:style-name="P18"><text:span text:style-name="T17">on so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16.074cm" svg:y1="17.203cm" svg:x2="13.817cm" svg:y2="15.499cm" draw:start-shape="id34" draw:start-glue-point="0" draw:end-shape="id33" draw:end-glue-point="2" svg:d="M16074 17203c0-1276-2257-425-2257-1704" svg:viewBox="0 0 2258 1705">
          <text:p/>
        </draw:connector>
        <draw:custom-shape draw:style-name="gr95" draw:text-style-name="P19" xml:id="id32" draw:id="id32" draw:layer="layout" svg:width="4.29cm" svg:height="1.498cm" svg:x="9.901cm" svg:y="17.203cm">
          <text:p text:style-name="P18"><text:span text:style-name="T17">Parallel Seq Scan</text:span></text:p>
          <text:p text:style-name="P18"><text:span text:style-name="T17">on albu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76" xml:id="id36" draw:id="id36" draw:layer="layout" svg:width="3.235cm" svg:height="1.598cm" svg:x="20.901cm" svg:y="13.902cm">
          <text:p text:style-name="P18"><text:span text:style-name="T17">Nested 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20.747cm" svg:y1="17.204cm" svg:x2="22.518cm" svg:y2="15.5cm" draw:start-shape="id35" draw:start-glue-point="0" draw:end-shape="id36" draw:end-glue-point="2" svg:d="M20747 17204c0-1276 1771-425 1771-1704" svg:viewBox="0 0 1772 1705">
          <text:p/>
        </draw:connector>
        <draw:custom-shape draw:style-name="gr97" draw:text-style-name="P76" xml:id="id37" draw:id="id37" draw:layer="layout" svg:width="2.848cm" svg:height="1.498cm" svg:x="23.351cm" svg:y="17.204cm">
          <text:p text:style-name="P18"><text:span text:style-name="T17">Index Scan</text:span></text:p>
          <text:p text:style-name="P18"><text:span text:style-name="T17">on so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24.775cm" svg:y1="17.204cm" svg:x2="22.518cm" svg:y2="15.5cm" draw:start-shape="id37" draw:start-glue-point="0" draw:end-shape="id36" draw:end-glue-point="2" svg:d="M24775 17204c0-1276-2257-425-2257-1704" svg:viewBox="0 0 2258 1705">
          <text:p/>
        </draw:connector>
        <draw:custom-shape draw:style-name="gr98" draw:text-style-name="P76" xml:id="id35" draw:id="id35" draw:layer="layout" svg:width="4.29cm" svg:height="1.498cm" svg:x="18.602cm" svg:y="17.204cm">
          <text:p text:style-name="P18"><text:span text:style-name="T17">Parallel Seq Scan</text:span></text:p>
          <text:p text:style-name="P18"><text:span text:style-name="T17">on albu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9" xml:id="id38" draw:id="id38" draw:layer="layout" svg:width="3.235cm" svg:height="1.5cm" svg:x="12.2cm" svg:y="11.102cm">
          <text:p text:style-name="P18"><text:span text:style-name="T17">Ga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0" draw:layer="layout" draw:type="curve" svg:x1="13.817cm" svg:y1="13.901cm" svg:x2="13.817cm" svg:y2="12.602cm" draw:start-shape="id33" draw:start-glue-point="0" draw:end-shape="id38" draw:end-glue-point="2" svg:d="M13817 13901v-1299" svg:viewBox="0 0 1 1300">
          <text:p/>
        </draw:connector>
        <draw:connector draw:style-name="gr4" draw:text-style-name="P20" draw:layer="layout" draw:type="curve" svg:x1="5.116cm" svg:y1="13.9cm" svg:x2="12.2cm" svg:y2="11.852cm" draw:start-shape="id30" draw:start-glue-point="0" draw:end-shape="id38" draw:end-glue-point="3" svg:d="M5116 13900c0-1366 2361-2048 7084-2048" svg:viewBox="0 0 7085 2049">
          <text:p/>
        </draw:connector>
        <draw:connector draw:style-name="gr4" draw:text-style-name="P20" draw:layer="layout" draw:type="curve" svg:x1="22.518cm" svg:y1="13.902cm" svg:x2="15.435cm" svg:y2="11.852cm" draw:start-shape="id36" draw:start-glue-point="0" draw:end-shape="id38" draw:end-glue-point="1" svg:d="M22518 13902c0-1367-2361-2050-7083-2050" svg:viewBox="0 0 7084 2051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14"><text:span text:style-name="T6">Соединение </text:span><text:span text:style-name="T6">вложенным циклом </text:span><text:span text:style-name="T6">может </text:span><text:span text:style-name="T6">использоваться в </text:span><text:span text:style-name="T6">параллельных </text:span><text:span text:style-name="T6">планах.</text:span></text:p>
              <text:p text:style-name="P14"><text:span text:style-name="T6">Внешний набор </text:span><text:span text:style-name="T6">строк сканируется </text:span><text:span text:style-name="T6">несколькими </text:span><text:span text:style-name="T6">рабочими </text:span><text:span text:style-name="T6">процессами </text:span><text:span text:style-name="T6">параллельно. </text:span><text:span text:style-name="T6">Получив строку из </text:span><text:span text:style-name="T6">внешнего набора, </text:span><text:span text:style-name="T6">процесс затем </text:span><text:span text:style-name="T6">перебирает </text:span><text:span text:style-name="T6">соответствующие </text:span><text:span text:style-name="T6">ему строки </text:span><text:span text:style-name="T6">внутреннего набора </text:span><text:span text:style-name="T6">последовательно.</text:span></text:p>
              <text:p text:style-name="P14"><text:span text:style-name="T6"/></text:p>
            </draw:text-box>
          </draw:frame>
        </presentation:notes>
      </draw:page>
      <draw:page draw:name="page21" draw:style-name="dp1" draw:master-page-name="master_5f_" presentation:presentation-page-layout-name="AL1T1">
        <office:forms form:automatic-focus="false" form:apply-design-mode="false"/>
        <draw:custom-shape draw:style-name="gr100" draw:text-style-name="P77" draw:layer="layout" svg:width="10.23cm" svg:height="2.795cm" svg:x="1.2cm" svg:y="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7" draw:layer="layout" svg:width="25.6cm" svg:height="2.343cm" svg:x="1.2cm" svg:y="4.8cm" presentation:class="outline" presentation:user-transformed="true">
          <draw:text-box>
            <text:list text:style-name="L3">
              <text:list-item>
                <text:p text:style-name="P8"><text:span text:style-name="T16">SELECT a.title, s.name</text:span><text:span text:style-name="T16"><text:line-break/></text:span><text:span text:style-name="T16">FROM albums a JOIN songs s ON a.id = s.album_id;</text:span></text:p>
              </text:list-item>
            </text:list>
          </draw:text-box>
        </draw:frame>
        <draw:frame presentation:style-name="pr7" draw:layer="layout" svg:width="20.136cm" svg:height="1.803cm" svg:x="1.2cm" svg:y="0.737cm" presentation:class="title" presentation:user-transformed="true">
          <draw:text-box>
            <text:p>В параллельных планах</text:p>
          </draw:text-box>
        </draw:frame>
        <draw:custom-shape draw:style-name="gr8" draw:text-style-name="P24" draw:layer="layout" svg:width="6cm" svg:height="1cm" svg:x="18.128cm" svg:y="9.201cm">
          <text:p text:style-name="P23"><text:span text:style-name="T19">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1.5cm" svg:height="1cm" svg:x="16.628cm" svg:y="9.201cm">
          <text:p text:style-name="P23"><text:span text:style-name="T19">album_id</text:span></text:p>
          <draw:enhanced-geometry svg:viewBox="0 0 21600 21600" draw:type="rectangle" draw:enhanced-path="M 0 0 L 21600 0 21600 21600 0 21600 0 0 Z N"/>
        </draw:custom-shape>
        <draw:custom-shape draw:style-name="gr9" draw:text-style-name="P26" draw:layer="layout" svg:width="1.5cm" svg:height="1cm" svg:x="1.702cm" svg:y="7.003cm">
          <text:p text:style-name="P25"><text:span text:style-name="T20">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6" draw:layer="layout" svg:width="5.5cm" svg:height="1cm" svg:x="3.202cm" svg:y="7.003cm">
          <text:p text:style-name="P25"><text:span text:style-name="T20">tit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6" draw:layer="layout" svg:width="2.114cm" svg:height="1cm" svg:x="8.702cm" svg:y="7.003cm">
          <text:p text:style-name="P25"><text:span text:style-name="T20">year</text:span></text:p>
          <draw:enhanced-geometry svg:viewBox="0 0 21600 21600" draw:type="rectangle" draw:enhanced-path="M 0 0 L 21600 0 21600 21600 0 21600 0 0 Z N"/>
        </draw:custom-shape>
        <draw:custom-shape draw:style-name="gr101" draw:text-style-name="P78" draw:layer="layout" svg:width="1.5cm" svg:height="1cm" svg:x="1.7cm" svg:y="8.401cm">
          <text:p text:style-name="P25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02" draw:text-style-name="P26" draw:layer="layout" svg:width="1.5cm" svg:height="1cm" svg:x="1.7cm" svg:y="9.40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9" draw:layer="layout" svg:width="5.5cm" svg:height="1cm" svg:x="3.2cm" svg:y="8.401cm">
          <text:p text:style-name="P33"><text:span text:style-name="T20">Let It Be</text:span></text:p>
          <draw:enhanced-geometry svg:viewBox="0 0 21600 21600" draw:type="rectangle" draw:enhanced-path="M 0 0 L 21600 0 21600 21600 0 21600 0 0 Z N"/>
        </draw:custom-shape>
        <draw:custom-shape draw:style-name="gr104" draw:text-style-name="P80" draw:layer="layout" svg:width="5.5cm" svg:height="1cm" svg:x="3.2cm" svg:y="9.4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draw:layer="layout" svg:width="1.5cm" svg:height="1cm" svg:x="16.8cm" svg:y="10.201cm">
          <text:p text:style-name="P23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05" draw:text-style-name="P39" xml:id="id46" draw:id="id46" draw:layer="layout" svg:width="1.5cm" svg:height="1cm" svg:x="16.8cm" svg:y="12.20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05" draw:text-style-name="P39" draw:layer="layout" svg:width="1.5cm" svg:height="1cm" svg:x="16.8cm" svg:y="15.201cm">
          <text:p text:style-name="P23"><text:span text:style-name="T19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6cm" svg:height="1cm" svg:x="18.3cm" svg:y="10.201cm">
          <text:p text:style-name="P27"><text:span text:style-name="T19">A Day in the Life</text:span></text:p>
          <draw:enhanced-geometry svg:viewBox="0 0 21600 21600" draw:type="rectangle" draw:enhanced-path="M 0 0 L 21600 0 21600 21600 0 21600 0 0 Z N"/>
        </draw:custom-shape>
        <draw:custom-shape draw:style-name="gr106" draw:text-style-name="P40" xml:id="id47" draw:id="id47" draw:layer="layout" svg:width="6cm" svg:height="1cm" svg:x="18.3cm" svg:y="12.201cm">
          <text:p text:style-name="P27"><text:span text:style-name="T19">Another Girl</text:span></text:p>
          <draw:enhanced-geometry svg:viewBox="0 0 21600 21600" draw:type="rectangle" draw:enhanced-path="M 0 0 L 21600 0 21600 21600 0 21600 0 0 Z N"/>
        </draw:custom-shape>
        <draw:custom-shape draw:style-name="gr106" draw:text-style-name="P40" xml:id="id48" draw:id="id48" draw:layer="layout" svg:width="6cm" svg:height="1cm" svg:x="18.3cm" svg:y="15.201cm">
          <text:p text:style-name="P27"><text:span text:style-name="T19">Act Naturally</text:span></text:p>
          <draw:enhanced-geometry svg:viewBox="0 0 21600 21600" draw:type="rectangle" draw:enhanced-path="M 0 0 L 21600 0 21600 21600 0 21600 0 0 Z N"/>
        </draw:custom-shape>
        <draw:custom-shape draw:style-name="gr107" draw:text-style-name="P81" xml:id="id44" draw:id="id44" draw:layer="layout" svg:width="1.5cm" svg:height="1cm" svg:x="16.8cm" svg:y="11.20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08" draw:text-style-name="P82" xml:id="id41" draw:id="id41" draw:layer="layout" svg:width="6cm" svg:height="1cm" svg:x="18.3cm" svg:y="11.201cm">
          <text:p text:style-name="P27"><text:span text:style-name="T19">All Together Now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xml:id="id40" draw:id="id40" draw:layer="layout" svg:width="1.5cm" svg:height="1cm" svg:x="16.8cm" svg:y="13.201cm">
          <text:p text:style-name="P23"><text:span text:style-name="T19">3</text:span></text:p>
          <draw:enhanced-geometry svg:viewBox="0 0 21600 21600" draw:type="rectangle" draw:enhanced-path="M 0 0 L 21600 0 21600 21600 0 21600 0 0 Z N"/>
        </draw:custom-shape>
        <draw:custom-shape draw:style-name="gr107" draw:text-style-name="P81" draw:layer="layout" svg:width="1.5cm" svg:height="1cm" svg:x="16.8cm" svg:y="14.201cm">
          <text:p text:style-name="P23"><text:span text:style-name="T19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31" draw:layer="layout" svg:width="6cm" svg:height="1cm" svg:x="18.3cm" svg:y="13.201cm">
          <text:p text:style-name="P27"><text:span text:style-name="T19">Across the Universe</text:span></text:p>
          <draw:enhanced-geometry svg:viewBox="0 0 21600 21600" draw:type="rectangle" draw:enhanced-path="M 0 0 L 21600 0 21600 21600 0 21600 0 0 Z N"/>
        </draw:custom-shape>
        <draw:custom-shape draw:style-name="gr108" draw:text-style-name="P82" xml:id="id42" draw:id="id42" draw:layer="layout" svg:width="6cm" svg:height="1cm" svg:x="18.3cm" svg:y="14.201cm">
          <text:p text:style-name="P27"><text:span text:style-name="T19">All You Need Is Love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702cm" svg:y="9.403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78" xml:id="id39" draw:id="id39" draw:layer="layout" svg:width="2.114cm" svg:height="1cm" svg:x="8.702cm" svg:y="8.403cm">
          <text:p text:style-name="P25"><text:span text:style-name="T20">1970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10.816cm" svg:y1="8.903cm" svg:x2="16.8cm" svg:y2="13.701cm" draw:start-shape="id39" draw:start-glue-point="1" draw:end-shape="id40" draw:end-glue-point="3" svg:d="M10816 8903c4488 0 1496 4798 5984 4798" svg:viewBox="0 0 5985 4799">
          <text:p/>
        </draw:connector>
        <draw:connector draw:style-name="gr4" draw:text-style-name="P20" draw:layer="layout" draw:type="curve" svg:x1="24.3cm" svg:y1="11.701cm" svg:x2="24.3cm" svg:y2="14.701cm" draw:start-shape="id41" draw:start-glue-point="1" draw:end-shape="id42" draw:end-glue-point="1" svg:d="M24300 11701c751 0 751 3000 0 3000" svg:viewBox="0 0 564 3001">
          <text:p/>
        </draw:connector>
        <draw:custom-shape draw:style-name="gr110" draw:text-style-name="P83" draw:layer="layout" svg:width="10.23cm" svg:height="2.795cm" svg:x="1.2cm" svg:y="10.8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84" draw:layer="layout" svg:width="10.23cm" svg:height="2.795cm" svg:x="1.2cm" svg:y="13.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77" draw:layer="layout" svg:width="10.23cm" svg:height="2.795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6" draw:layer="layout" svg:width="1.5cm" svg:height="1cm" svg:x="1.7cm" svg:y="16.80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78" draw:layer="layout" svg:width="1.5cm" svg:height="1cm" svg:x="1.7cm" svg:y="17.801cm">
          <text:p text:style-name="P25"><text:span text:style-name="T20">4</text:span></text:p>
          <draw:enhanced-geometry svg:viewBox="0 0 21600 21600" draw:type="rectangle" draw:enhanced-path="M 0 0 L 21600 0 21600 21600 0 21600 0 0 Z N"/>
        </draw:custom-shape>
        <draw:custom-shape draw:style-name="gr104" draw:text-style-name="P80" draw:layer="layout" svg:width="5.5cm" svg:height="1cm" svg:x="3.2cm" svg:y="16.801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79" draw:layer="layout" svg:width="5.5cm" svg:height="1cm" svg:x="3.2cm" svg:y="17.801cm">
          <text:p text:style-name="P33"><text:span text:style-name="T20">The Beat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2.114cm" svg:height="1cm" svg:x="8.702cm" svg:y="16.80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0" draw:layer="layout" svg:width="2.114cm" svg:height="1cm" svg:x="8.702cm" svg:y="17.803cm">
          <text:p text:style-name="P23"><text:span text:style-name="T19">1968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.5cm" svg:height="1cm" svg:x="1.7cm" svg:y="14.001cm">
          <text:p text:style-name="P25"><text:span text:style-name="T20">6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.5cm" svg:height="1cm" svg:x="1.7cm" svg:y="15.001cm">
          <text:p text:style-name="P25"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5.5cm" svg:height="1cm" svg:x="3.2cm" svg:y="14.001cm">
          <text:p text:style-name="P33"><text:span text:style-name="T20">Abbey Road</text:span></text:p>
          <draw:enhanced-geometry svg:viewBox="0 0 21600 21600" draw:type="rectangle" draw:enhanced-path="M 0 0 L 21600 0 21600 21600 0 21600 0 0 Z N"/>
        </draw:custom-shape>
        <draw:custom-shape draw:style-name="gr35" draw:text-style-name="P34" draw:layer="layout" svg:width="5.5cm" svg:height="1cm" svg:x="3.2cm" svg:y="15.001cm">
          <text:p text:style-name="P33"><text:span text:style-name="T20">Help!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draw:layer="layout" svg:width="2.114cm" svg:height="1cm" svg:x="8.702cm" svg:y="14.003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ustom-shape draw:style-name="gr28" draw:text-style-name="P39" xml:id="id45" draw:id="id45" draw:layer="layout" svg:width="2.114cm" svg:height="1cm" svg:x="8.702cm" svg:y="15.003cm">
          <text:p text:style-name="P23"><text:span text:style-name="T19">1965</text:span></text:p>
          <draw:enhanced-geometry svg:viewBox="0 0 21600 21600" draw:type="rectangle" draw:enhanced-path="M 0 0 L 21600 0 21600 21600 0 21600 0 0 Z N"/>
        </draw:custom-shape>
        <draw:custom-shape draw:style-name="gr113" draw:text-style-name="P85" draw:layer="layout" svg:width="1.5cm" svg:height="1cm" svg:x="1.7cm" svg:y="12.201cm">
          <text:p text:style-name="P25"><text:span text:style-name="T20">8</text:span></text:p>
          <draw:enhanced-geometry svg:viewBox="0 0 21600 21600" draw:type="rectangle" draw:enhanced-path="M 0 0 L 21600 0 21600 21600 0 21600 0 0 Z N"/>
        </draw:custom-shape>
        <draw:custom-shape draw:style-name="gr114" draw:text-style-name="P86" draw:layer="layout" svg:width="5.5cm" svg:height="1cm" svg:x="3.2cm" svg:y="12.201cm">
          <text:p text:style-name="P33"><text:span text:style-name="T20">Revolver</text:span></text:p>
          <draw:enhanced-geometry svg:viewBox="0 0 21600 21600" draw:type="rectangle" draw:enhanced-path="M 0 0 L 21600 0 21600 21600 0 21600 0 0 Z N"/>
        </draw:custom-shape>
        <draw:custom-shape draw:style-name="gr115" draw:text-style-name="P81" draw:layer="layout" svg:width="2.114cm" svg:height="1cm" svg:x="8.702cm" svg:y="12.203cm">
          <text:p text:style-name="P23"><text:span text:style-name="T19">1966</text:span></text:p>
          <draw:enhanced-geometry svg:viewBox="0 0 21600 21600" draw:type="rectangle" draw:enhanced-path="M 0 0 L 21600 0 21600 21600 0 21600 0 0 Z N"/>
        </draw:custom-shape>
        <draw:custom-shape draw:style-name="gr113" draw:text-style-name="P85" draw:layer="layout" svg:width="1.5cm" svg:height="1cm" svg:x="1.7cm" svg:y="11.201cm">
          <text:p text:style-name="P25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114" draw:text-style-name="P86" draw:layer="layout" svg:width="5.5cm" svg:height="1cm" svg:x="3.2cm" svg:y="11.201cm">
          <text:p text:style-name="P33"><text:span text:style-name="T20">Yellow Submarine</text:span></text:p>
          <draw:enhanced-geometry svg:viewBox="0 0 21600 21600" draw:type="rectangle" draw:enhanced-path="M 0 0 L 21600 0 21600 21600 0 21600 0 0 Z N"/>
        </draw:custom-shape>
        <draw:custom-shape draw:style-name="gr115" draw:text-style-name="P81" xml:id="id43" draw:id="id43" draw:layer="layout" svg:width="2.114cm" svg:height="1cm" svg:x="8.702cm" svg:y="11.203cm">
          <text:p text:style-name="P23"><text:span text:style-name="T19">1969</text:span></text:p>
          <draw:enhanced-geometry svg:viewBox="0 0 21600 21600" draw:type="rectangle" draw:enhanced-path="M 0 0 L 21600 0 21600 21600 0 21600 0 0 Z N"/>
        </draw:custom-shape>
        <draw:connector draw:style-name="gr4" draw:text-style-name="P20" draw:layer="layout" draw:type="curve" svg:x1="10.816cm" svg:y1="11.703cm" svg:x2="16.8cm" svg:y2="11.701cm" draw:start-shape="id43" draw:start-glue-point="1" draw:end-shape="id44" draw:end-glue-point="3" svg:d="M10816 11703c4488 0 1496-2 5984-2" svg:viewBox="0 0 5985 3">
          <text:p/>
        </draw:connector>
        <draw:connector draw:style-name="gr4" draw:text-style-name="P20" draw:layer="layout" draw:type="curve" svg:x1="10.816cm" svg:y1="15.503cm" svg:x2="16.8cm" svg:y2="12.701cm" draw:start-shape="id45" draw:start-glue-point="1" draw:end-shape="id46" draw:end-glue-point="3" svg:d="M10816 15503c4488 0 1496-2802 5984-2802" svg:viewBox="0 0 5985 2803">
          <text:p/>
        </draw:connector>
        <draw:connector draw:style-name="gr4" draw:text-style-name="P20" draw:layer="layout" draw:type="curve" svg:x1="24.3cm" svg:y1="12.701cm" svg:x2="24.3cm" svg:y2="15.701cm" draw:start-shape="id47" draw:start-glue-point="1" draw:end-shape="id48" draw:end-glue-point="1" svg:d="M24300 12701c751 0 751 3000 0 3000" svg:viewBox="0 0 564 3001">
          <text:p/>
        </draw:connector>
        <draw:custom-shape draw:style-name="gr116" draw:text-style-name="P21" draw:layer="layout" svg:width="4.922cm" svg:height="1.587cm" svg:x="12.158cm" svg:y="18.298cm">
          <text:p text:style-name="P18"><text:span text:style-name="T17">Parallel Seq Sc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18.64716636197 -15139.042821158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22" draw:layer="layout" svg:width="16.799cm" svg:height="13.364cm" svg:x="2.1cm" svg:y="14.107cm" presentation:class="notes" presentation:user-transformed="true">
            <draw:text-box>
              <text:p text:style-name="P14"><text:span text:style-name="T6">Чтобы получить </text:span><text:span text:style-name="T6">очередную страницу </text:span><text:span text:style-name="T6">из внешнего набора, </text:span><text:span text:style-name="T6">процессы </text:span><text:span text:style-name="T6">синхронизируются. К </text:span><text:span text:style-name="T6">внутреннему набору </text:span><text:span text:style-name="T6">данных каждый </text:span><text:span text:style-name="T6">процесс обращается </text:span><text:span text:style-name="T6">независимо от </text:span><text:span text:style-name="T6">остальных.</text:span></text:p>
            </draw:text-box>
          </draw:frame>
        </presentation:notes>
      </draw:page>
      <draw:page draw:name="page22" draw:style-name="dp1" draw:master-page-name="master_5f__5f_" presentation:presentation-page-layout-name="AL1T1">
        <office:forms form:automatic-focus="false" form:apply-design-mode="false"/>
        <draw:frame presentation:style-name="pr9" draw:layer="layout" svg:width="19.8cm" svg:height="1.741cm" svg:x="1.2cm" svg:y="0.737cm" presentation:class="title" presentation:user-transformed="true">
          <draw:text-box>
            <text:p><text:span text:style-name="T10">Демон</text:span><text:span text:style-name="T10">страци</text:span><text:span text:style-name="T10">я</text:span></text:p>
          </draw:text-box>
        </draw:frame>
        <draw:frame presentation:style-name="pr10" draw:layer="layout" svg:width="25.6cm" svg:height="14.4cm" svg:x="1.2cm" svg:y="4.8cm" presentation:class="outline" presentation:placeholder="true" presentation:user-transformed="true">
          <draw:text-box/>
        </draw:frame>
        <draw:frame draw:style-name="gr37" draw:text-style-name="P42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22"/></text:p>
            <text:p text:style-name="P1"><text:span text:style-name="T22"/></text:p>
            <text:p text:style-name="P1"><text:span text:style-name="T22"/></text:p>
            <text:p text:style-name="P1"><text:span text:style-name="T22"><text:s text:c="11"/></text:span><text:span text:style-name="T22">$ </text:span><text:span text:style-name="T22">psql</text:span></text:p>
            <text:p text:style-name="P1"><text:span text:style-name="T22"><text:s text:c="11"/></text:span><text:span text:style-name="T22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_5f_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90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Вложенный цикл не требует подготовительных действий</text:span></text:p>
                <text:list>
                  <text:list-item>
                    <text:p text:style-name="P13"><text:span text:style-name="T12">может отдавать результат соединения без задержек</text:span></text:p>
                  </text:list-item>
                </text:list>
              </text:list-item>
              <text:list-item>
                <text:p text:style-name="P8"><text:span text:style-name="T11">Эффективен для небольших выборок</text:span></text:p>
                <text:list>
                  <text:list-item>
                    <text:p text:style-name="P12"><text:span text:style-name="T12">внешний набор строк не очень велик</text:span></text:p>
                  </text:list-item>
                  <text:list-item>
                    <text:p text:style-name="P13"><text:span text:style-name="T12">к внутреннему есть эффективный доступ (обычно по индексу)</text:span></text:p>
                  </text:list-item>
                </text:list>
              </text:list-item>
              <text:list-item>
                <text:p text:style-name="P8"><text:span text:style-name="T11">Зависит от порядка соединения</text:span></text:p>
                <text:list>
                  <text:list-item>
                    <text:p text:style-name="P87"><text:span text:style-name="T12">обычно лучше, если внешний набор меньше внутреннего</text:span></text:p>
                  </text:list-item>
                </text:list>
              </text:list-item>
              <text:list-item>
                <text:p text:style-name="P88"><text:span text:style-name="T11">Поддерживает соединение по любому условию</text:span></text:p>
                <text:list>
                  <text:list-item>
                    <text:p text:style-name="P89"><text:span text:style-name="T12">как эквисоединения, так и любые други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92" draw:layer="layout" svg:width="16.799cm" svg:height="13.364cm" svg:x="2.1cm" svg:y="14.107cm" presentation:class="notes">
            <draw:text-box>
              <text:p text:style-name="P14"><text:span text:style-name="T6">Сильной стороной </text:span><text:span text:style-name="T6">способа соединения </text:span><text:span text:style-name="T6">вложенными </text:span><text:span text:style-name="T6">циклами является </text:span><text:span text:style-name="T6">его простота: не </text:span><text:span text:style-name="T6">требуется никаких </text:span><text:span text:style-name="T6">подготовительных </text:span><text:span text:style-name="T6">действий, мы можем </text:span><text:span text:style-name="T6">начать возвращать </text:span><text:span text:style-name="T6">результат </text:span><text:span text:style-name="T6">практически </text:span><text:span text:style-name="T6">моментально.</text:span></text:p>
              <text:p text:style-name="P14"><text:span text:style-name="T6">Обратная сторона </text:span><text:span text:style-name="T6">состоит в том, что </text:span><text:span text:style-name="T6">этот способ крайне </text:span><text:span text:style-name="T6">неэффективен для </text:span><text:span text:style-name="T6">больших объемов </text:span><text:span text:style-name="T6">данных. Ситуация та </text:span><text:span text:style-name="T6">же, что и с </text:span><text:span text:style-name="T6">индексами: чем </text:span><text:span text:style-name="T6">больше выборка, </text:span><text:span text:style-name="T6">тем больше </text:span><text:span text:style-name="T6">накладных расходов.</text:span></text:p>
              <text:p text:style-name="P14"><text:span text:style-name="T6">Таким образом, </text:span><text:span text:style-name="T6">соединение </text:span><text:span text:style-name="T6">вложенными </text:span><text:span text:style-name="T6">циклами имеет </text:span><text:span text:style-name="T6">смысл применять, </text:span><text:span text:style-name="T6">если:</text:span></text:p>
              <text:list text:style-name="L1">
                <text:list-item>
                  <text:p text:style-name="P91"><text:span text:style-name="T6">один из наборов </text:span><text:span text:style-name="T6">строк небольшой;</text:span></text:p>
                </text:list-item>
                <text:list-item>
                  <text:p text:style-name="P91"><text:span text:style-name="T6">к другому набору </text:span><text:span text:style-name="T6">есть </text:span><text:span text:style-name="T6">эффективный </text:span><text:span text:style-name="T6">доступ по условию </text:span><text:span text:style-name="T6">соединения;</text:span></text:p>
                </text:list-item>
                <text:list-item>
                  <text:p text:style-name="P91"><text:span text:style-name="T6">общее количество </text:span><text:span text:style-name="T6">строк результата </text:span><text:span text:style-name="T6">невелико.</text:span></text:p>
                </text:list-item>
              </text:list>
              <text:p text:style-name="P14"><text:span text:style-name="T6">Это обычная </text:span><text:span text:style-name="T6">ситуация для OLTP-</text:span><text:span text:style-name="T6">запросов (например, </text:span><text:span text:style-name="T6">запросов от </text:span><text:span text:style-name="T6">пользовательского </text:span><text:span text:style-name="T6">интерфейса, где веб-</text:span><text:span text:style-name="T6">страница или </text:span><text:span text:style-name="T6">экранная форма </text:span><text:span text:style-name="T6">должны открыться </text:span><text:span text:style-name="T6">быстро и не выводят </text:span><text:span text:style-name="T6">большой объем </text:span><text:span text:style-name="T6">информации).</text:span></text:p>
              <text:p text:style-name="P14"><text:span text:style-name="T6">Еще одна </text:span><text:span text:style-name="T6">особенность, </text:span><text:span text:style-name="T6">которую стоит </text:span><text:span text:style-name="T6">отметить: </text:span><text:span text:style-name="T6">соединение </text:span><text:span text:style-name="T6">вложенными </text:span><text:span text:style-name="T6">циклами может </text:span><text:span text:style-name="T6">работать для любого </text:span><text:span text:style-name="T6">условия соединения. </text:span><text:span text:style-name="T6">Подходит как </text:span><text:span text:style-name="T6">эквисоединение (по </text:span><text:span text:style-name="T6">условию равенства, </text:span><text:span text:style-name="T6">как в примере), так и </text:span><text:span text:style-name="T6">любое другое.</text:span></text:p>
              <text:p text:style-name="P14"><text:span text:style-name="T6"/></text:p>
            </draw:text-box>
          </draw:frame>
        </presentation:notes>
      </draw:page>
      <draw:page draw:name="page24" draw:style-name="dp1" draw:master-page-name="master_5f_" presentation:presentation-page-layout-name="AL1T1">
        <office:forms form:automatic-focus="false" form:apply-design-mode="false"/>
        <draw:frame presentation:style-name="pr14" draw:layer="layout" svg:width="19.8cm" svg:height="1.741cm" svg:x="1.2cm" svg:y="0.737cm" presentation:class="title" presentation:user-transformed="true">
          <draw:text-box>
            <text:p><text:span text:style-name="T10">Практ</text:span><text:span text:style-name="T10">ика</text:span></text:p>
          </draw:text-box>
        </draw:frame>
        <draw:frame presentation:style-name="pr15" draw:text-style-name="P94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93"><text:span text:style-name="T39">Создайте индекс на таблице рейсов (flights) по аэропортам отправления (departure_airport).</text:span><text:span text:style-name="T39"><text:line-break/></text:span><text:span text:style-name="T39">Найдите все рейсы из Ульяновска и проверьте план выполнения запроса.</text:span></text:p>
              </text:list-item>
              <text:list-item>
                <text:p text:style-name="P93"><text:span text:style-name="T39">Постройте таблицу расстояний между всеми аэропортами</text:span><text:span text:style-name="T39"><text:line-break/></text:span><text:span text:style-name="T39">(так, чтобы каждая пара встречалась только один раз).</text:span><text:span text:style-name="T39"><text:line-break/></text:span><text:span text:style-name="T39">Какой способ соединения используется в таком запросе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6" draw:text-style-name="P95" draw:layer="layout" svg:width="16.799cm" svg:height="13.364cm" svg:x="2.1cm" svg:y="14.107cm" presentation:class="notes" presentation:user-transformed="true">
            <draw:text-box>
              <text:p text:style-name="P14"><text:span text:style-name="T40">2. Используйте </text:span><text:span text:style-name="T40">оператор &lt;@&gt; из </text:span><text:span text:style-name="T40">расширения </text:span><text:span text:style-name="T40">earthdistance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pitch="fixed"/>
    <style:font-face style:name="Liberation Mono2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adornments="Regular" style:font-family-generic="roman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Empty" xlink:href="Pictures/10000000000000080000000827EECF9B.png" xlink:type="simple" xlink:show="embed" xlink:actuate="onLoad"/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opacity draw:name="Transparency_20_5" draw:display-name="Transparency 5" draw:style="rectangular" draw:cx="50%" draw:cy="50%" draw:start="20%" draw:end="100%" draw:angle="0deg" draw:border="0%">
      <loext:opacity-stop svg:offset="0" svg:stop-opacity="0.2"/>
      <loext:opacity-stop svg:offset="1" svg:stop-opacity="1"/>
    </draw:opacity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draw:stroke-dash draw:name="Long_20_dashed" draw:display-name="Long dashed" draw:style="rect" draw:dots1="1" draw:dots1-length="400%" draw:distance="4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false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1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1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false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false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_5f_-background" style:display-name="master__-background" style:family="presentation">
      <style:graphic-properties draw:stroke="none" draw:fill="none"/>
      <style:text-properties style:letter-kerning="true"/>
    </style:style>
    <style:style style:name="master_5f__5f_-backgroundobjects" style:display-name="master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_5f_-notes" style:display-name="master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_5f_-outline1" style:display-name="master__-outline1" style:family="presentation">
      <style:graphic-properties draw:stroke="none" draw:fill="none" draw:auto-grow-height="false" draw:fit-to-size="false" style:shrink-to-fit="true">
        <text:list-style style:name="master_5f__5f_-outline1" style:display-name="master_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_5f_-outline2" style:display-name="master__-outline2" style:family="presentation" style:parent-style-name="master_5f__5f_-outline1">
      <style:paragraph-properties fo:margin-left="0cm" fo:margin-right="0cm" fo:margin-top="0cm" fo:margin-bottom="0.4cm" fo:text-indent="0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_5f__5f_-outline3" style:display-name="master__-outline3" style:family="presentation" style:parent-style-name="master_5f__5f_-outline2">
      <style:paragraph-properties fo:margin-left="0cm" fo:margin-right="0cm" fo:margin-top="0cm" fo:margin-bottom="0.3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4" style:display-name="master__-outline4" style:family="presentation" style:parent-style-name="master_5f__5f_-outline3">
      <style:paragraph-properties fo:margin-left="0cm" fo:margin-right="0cm" fo:margin-top="0cm" fo:margin-bottom="0.2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5" style:display-name="master__-outline5" style:family="presentation" style:parent-style-name="master_5f__5f_-outline4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6" style:display-name="master__-outline6" style:family="presentation" style:parent-style-name="master_5f__5f_-outline5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7" style:display-name="master__-outline7" style:family="presentation" style:parent-style-name="master_5f__5f_-outline6">
      <style:paragraph-properties fo:margin-left="0cm" fo:margin-right="0cm" fo:margin-top="0cm" fo:margin-bottom="0.1cm" fo:text-indent="0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_5f__5f_-outline8" style:display-name="master__-outline8" style:family="presentation" style:parent-style-name="master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outline9" style:display-name="master__-outline9" style:family="presentation" style:parent-style-name="master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_5f_-subtitle" style:display-name="master__-subtitle" style:family="presentation">
      <style:graphic-properties draw:stroke="none" draw:fill="none" draw:textarea-vertical-align="middle">
        <text:list-style style:name="master_5f__5f_-subtitle" style:display-name="master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_5f_-title" style:display-name="master__-title" style:family="presentation">
      <style:graphic-properties draw:stroke="none" draw:fill="none" draw:textarea-horizontal-align="left" draw:textarea-vertical-align="top">
        <text:list-style style:name="master_5f__5f_-title" style:display-name="master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gr6" style:family="graphic" style:parent-style-name="standard">
      <style:graphic-properties draw:stroke="none" draw:fill="none" draw:fill-color="#ffffff" fo:min-height="1.31cm" loext:decorative="false"/>
    </style:style>
    <style:style style:name="Mgr7" style:family="graphic" style:parent-style-name="standard">
      <style:graphic-properties fo:min-height="14.15cm" loext:decorative="false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 loext:decorative="false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template2-outline1">
      <style:graphic-properties fo:min-height="12.18cm" loext:decorative="false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 loext:decorative="false"/>
    </style:style>
    <style:style style:name="Mpr6" style:family="presentation" style:parent-style-name="template21-outline1">
      <style:graphic-properties fo:min-height="12.18cm" loext:decorative="false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 loext:decorative="false"/>
    </style:style>
    <style:style style:name="Mpr8" style:family="presentation" style:parent-style-name="template21-title">
      <style:graphic-properties draw:auto-grow-height="false" fo:min-height="3.507cm" loext:decorative="false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5" style:family="presentation" style:parent-style-name="master-outline1">
      <style:graphic-properties fo:min-height="12.18cm" loext:decorative="false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19" style:family="presentation" style:parent-style-name="master_5f_-outline1">
      <style:graphic-properties fo:min-height="12.18cm" loext:decorative="false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master_5f__5f_-backgroundobjects">
      <style:graphic-properties draw:stroke="none" draw:fill="gradient" draw:fill-color="#f0e6ff" draw:fill-gradient-name="Gradient_20_2" draw:textarea-vertical-align="middle" draw:auto-grow-height="false" fo:min-height="2.8cm" fo:min-width="28cm" loext:decorative="false"/>
    </style:style>
    <style:style style:name="Mpr23" style:family="presentation" style:parent-style-name="master_5f__5f_-outline1">
      <style:graphic-properties fo:min-height="12.18cm" loext:decorative="false"/>
      <style:paragraph-properties style:writing-mode="lr-tb"/>
    </style:style>
    <style:style style:name="Mpr24" style:family="presentation" style:parent-style-name="master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master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27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30" style:family="presentation" style:parent-style-name="master1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master1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 draw:fill-color="#ffffff"/>
      <style:paragraph-properties fo:text-align="end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000033"/>
      <style:paragraph-properties fo:text-align="center"/>
    </style:style>
    <style:style style:name="MP10" style:family="paragraph">
      <loext:graphic-properties draw:fill="solid" draw:fill-color="#000033" draw:opacity="100%" draw:opacity-name="Transparency_20_2"/>
      <style:paragraph-properties fo:text-align="center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 draw:fill-color="#ffffff"/>
      <style:paragraph-properties fo:text-align="end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style:style style:name="MT6" style:family="text">
      <style:text-properties fo:color="#000033" loext:opacity="100%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9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draw:frame draw:style-name="Mgr4" draw:text-style-name="MP8" draw:layer="backgroundobjects" svg:width="4.87cm" svg:height="2.16cm" svg:x="22.15cm" svg:y="0.28cm">
        <draw:image xlink:href="Pictures/10001A070000819B00003A65C265522D.svg" xlink:type="simple" xlink:show="embed" xlink:actuate="onLoad" draw:mime-type="image/svg+xml">
          <text:p/>
        </draw:image>
        <draw:image xlink:href="Pictures/100000010000041D000001DBA3F1EC8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7D00000060A5B23EDE9.jpg" xlink:type="simple" xlink:show="embed" xlink:actuate="onLoad" draw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9.05cm" svg:height="3.82cm" svg:x="1.62cm" svg:y="7.88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custom-shape presentation:style-name="Mpr11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1" draw:layer="backgroundobjects" svg:width="19.8cm" svg:height="1.56cm" svg:x="1.4cm" svg:y="0.837cm">
        <draw:text-box>
          <text:p/>
        </draw:text-box>
      </draw:frame>
      <draw:frame draw:style-name="Mgr7" draw:layer="backgroundobjects" svg:width="25.6cm" svg:height="14.4cm" svg:x="1.2cm" svg:y="4.8cm">
        <draw:text-box>
          <text:list text:style-name="ML3">
            <text:list-item>
              <text:p><text:span text:style-name="MT2">Click to </text:span><text:span text:style-name="MT2">edit the </text:span><text:span text:style-name="MT2">outline text </text:span><text:span text:style-name="MT2">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</text:span><text:span text:style-name="MT4">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1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frame draw:style-name="Mgr3" draw:text-style-name="MP7" draw:layer="backgroundobjects" svg:width="2.2cm" svg:height="1.19cm" svg:x="24.6cm" svg:y="19.2cm">
        <draw:text-box>
          <text:p text:style-name="MP6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_5f_" style:display-name="master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2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_5f_-title" draw:layer="backgroundobjects" svg:width="19.8cm" svg:height="1.56cm" svg:x="1.4cm" svg:y="0.837cm" presentation:class="title" presentation:placeholder="true">
        <draw:text-box/>
      </draw:frame>
      <draw:frame presentation:style-name="Mpr23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8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frame draw:style-name="Mgr3" draw:text-style-name="MP12" draw:layer="backgroundobjects" svg:width="2.2cm" svg:height="1.19cm" svg:x="24.6cm" svg:y="19.2cm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page-thumbnail presentation:style-name="master_5f__5f_-title" draw:layer="backgroundobjects" svg:width="14.848cm" svg:height="11.136cm" svg:x="3.075cm" svg:y="2.257cm" presentation:class="page"/>
        <draw:frame presentation:style-name="master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1.235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8" draw:layer="backgroundobjects" svg:width="8.288cm" svg:height="3.498cm" svg:x="0.856cm" svg:y="5.646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777D4427.png" xlink:type="simple" xlink:show="embed" xlink:actuate="onLoad" draw:mime-type="image/png"/>
      </draw:frame>
      <draw:custom-shape presentation:style-name="Mpr26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8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9" draw:text-style-name="MP10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8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C942A7B3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1T16:50:20.766729314</meta:creation-date>
    <meta:editing-duration>P30DT6H28M10S</meta:editing-duration>
    <meta:editing-cycles>1232</meta:editing-cycles>
    <meta:generator>LibreOffice/24.2.6.2$Linux_X86_64 LibreOffice_project/420$Build-2</meta:generator>
    <dc:date>2024-11-12T15:12:01.071302605</dc:date>
    <meta:document-statistic meta:object-count="693"/>
    <meta:template xlink:type="simple" xlink:actuate="onRequest" xlink:title="master" xlink:href="../../../../tmp/DBA1/master.otp" meta:date="2015-06-01T16:50:20.490561969"/>
  </office:meta>
</office:document-meta>
</file>